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0" style:family="paragraph" style:parent-style-name="Text_20_body">
      <style:text-properties officeooo:paragraph-rsid="002eabfc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5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6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7" style:family="paragraph" style:parent-style-name="Text_20_body">
      <style:text-properties officeooo:paragraph-rsid="0057a248"/>
    </style:style>
    <style:style style:name="P58" style:family="paragraph" style:parent-style-name="Text_20_body">
      <style:text-properties officeooo:rsid="002eabfc" officeooo:paragraph-rsid="002eabf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5" style:family="paragraph" style:parent-style-name="Text_20_body">
      <style:text-properties officeooo:paragraph-rsid="006ae27b"/>
    </style:style>
    <style:style style:name="P76" style:family="paragraph" style:parent-style-name="Text_20_body">
      <style:text-properties officeooo:rsid="004161ac" officeooo:paragraph-rsid="0072d184"/>
    </style:style>
    <style:style style:name="P77" style:family="paragraph" style:parent-style-name="Text_20_body">
      <style:text-properties officeooo:paragraph-rsid="007a0637"/>
    </style:style>
    <style:style style:name="P78" style:family="paragraph" style:parent-style-name="Text_20_body">
      <style:text-properties officeooo:paragraph-rsid="007bc859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8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9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90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91" style:family="paragraph" style:parent-style-name="Text_20_body">
      <style:text-properties officeooo:rsid="00800505" officeooo:paragraph-rsid="00800505"/>
    </style:style>
    <style:style style:name="P92" style:family="paragraph" style:parent-style-name="Text_20_body">
      <style:text-properties officeooo:rsid="00800505" officeooo:paragraph-rsid="0084b945"/>
    </style:style>
    <style:style style:name="P93" style:family="paragraph" style:parent-style-name="Text_20_body">
      <style:text-properties officeooo:rsid="0088ba76" officeooo:paragraph-rsid="0088ba76"/>
    </style:style>
    <style:style style:name="P94" style:family="paragraph" style:parent-style-name="Text_20_body">
      <style:text-properties officeooo:rsid="008a7987" officeooo:paragraph-rsid="008a7987"/>
    </style:style>
    <style:style style:name="P95" style:family="paragraph" style:parent-style-name="Text_20_body">
      <style:text-properties officeooo:rsid="008a7987" officeooo:paragraph-rsid="008bb5a2"/>
    </style:style>
    <style:style style:name="P96" style:family="paragraph" style:parent-style-name="Text_20_body">
      <style:text-properties officeooo:rsid="008a7987" officeooo:paragraph-rsid="0093a36d"/>
    </style:style>
    <style:style style:name="P97" style:family="paragraph" style:parent-style-name="Text_20_body">
      <style:text-properties officeooo:rsid="008a7987" officeooo:paragraph-rsid="00988429"/>
    </style:style>
    <style:style style:name="P98" style:family="paragraph" style:parent-style-name="Text_20_body">
      <style:text-properties officeooo:rsid="00ab7f5f" officeooo:paragraph-rsid="00af3a6a"/>
    </style:style>
    <style:style style:name="P99" style:family="paragraph" style:parent-style-name="Text_20_body">
      <style:text-properties officeooo:paragraph-rsid="00b87ec4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03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04" style:family="paragraph" style:parent-style-name="Text_20_body" style:list-style-name="L1"/>
    <style:style style:name="P105" style:family="paragraph" style:parent-style-name="Text_20_body" style:list-style-name="L1">
      <style:text-properties officeooo:paragraph-rsid="00af3a6a"/>
    </style:style>
    <style:style style:name="P106" style:family="paragraph" style:parent-style-name="Text_20_body" style:list-style-name="L1">
      <style:text-properties officeooo:paragraph-rsid="00b2295c"/>
    </style:style>
    <style:style style:name="P107" style:family="paragraph" style:parent-style-name="Text_20_body" style:list-style-name="L1">
      <style:text-properties officeooo:paragraph-rsid="00b7962b"/>
    </style:style>
    <style:style style:name="P108" style:family="paragraph" style:parent-style-name="Text_20_body" style:list-style-name="L1">
      <style:text-properties officeooo:paragraph-rsid="00ba181c"/>
    </style:style>
    <style:style style:name="P109" style:family="paragraph" style:parent-style-name="Text_20_body" style:list-style-name="L1">
      <style:text-properties officeooo:paragraph-rsid="00bcde37"/>
    </style:style>
    <style:style style:name="P110" style:family="paragraph" style:parent-style-name="Text_20_body" style:list-style-name="L2">
      <style:text-properties style:text-underline-style="none" officeooo:rsid="007886d6" officeooo:paragraph-rsid="007886d6"/>
    </style:style>
    <style:style style:name="P111" style:family="paragraph" style:parent-style-name="Text_20_body" style:list-style-name="L2">
      <style:text-properties style:text-underline-style="none" officeooo:rsid="0051e905" officeooo:paragraph-rsid="004a67fb"/>
    </style:style>
    <style:style style:name="P112" style:family="paragraph" style:parent-style-name="Text_20_body" style:list-style-name="L2">
      <style:text-properties style:text-underline-style="none" officeooo:rsid="0055a251" officeooo:paragraph-rsid="0052e7ec"/>
    </style:style>
    <style:style style:name="P113" style:family="paragraph" style:parent-style-name="Text_20_body" style:list-style-name="L3">
      <style:text-properties officeooo:rsid="00366cb8" officeooo:paragraph-rsid="003f3001"/>
    </style:style>
    <style:style style:name="P114" style:family="paragraph" style:parent-style-name="Text_20_body" style:list-style-name="L3">
      <style:text-properties officeooo:rsid="00366cb8" officeooo:paragraph-rsid="005fa12a"/>
    </style:style>
    <style:style style:name="P115" style:family="paragraph" style:parent-style-name="Text_20_body" style:list-style-name="L3">
      <style:text-properties officeooo:rsid="00472b41" officeooo:paragraph-rsid="004670ae"/>
    </style:style>
    <style:style style:name="P116" style:family="paragraph" style:parent-style-name="Text_20_body" style:list-style-name="L3">
      <style:text-properties officeooo:rsid="00485f33" officeooo:paragraph-rsid="00485f33"/>
    </style:style>
    <style:style style:name="P117" style:family="paragraph" style:parent-style-name="Text_20_body" style:list-style-name="L3">
      <style:text-properties officeooo:rsid="004d05be" officeooo:paragraph-rsid="004ed09e"/>
    </style:style>
    <style:style style:name="P118" style:family="paragraph" style:parent-style-name="Text_20_body" style:list-style-name="L4">
      <style:text-properties officeooo:rsid="004161ac" officeooo:paragraph-rsid="004161ac"/>
    </style:style>
    <style:style style:name="P119" style:family="paragraph" style:parent-style-name="Text_20_body" style:list-style-name="L5">
      <style:text-properties officeooo:rsid="004161ac" officeooo:paragraph-rsid="005fa12a"/>
    </style:style>
    <style:style style:name="P120" style:family="paragraph" style:parent-style-name="Text_20_body" style:list-style-name="L5">
      <style:text-properties officeooo:rsid="004161ac" officeooo:paragraph-rsid="0066fecb"/>
    </style:style>
    <style:style style:name="P121" style:family="paragraph" style:parent-style-name="Text_20_body" style:list-style-name="L4">
      <style:text-properties officeooo:rsid="004ed09e" officeooo:paragraph-rsid="004ed09e"/>
    </style:style>
    <style:style style:name="P122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23" style:family="paragraph" style:parent-style-name="Text_20_body" style:list-style-name="L3">
      <style:text-properties officeooo:rsid="0064927f" officeooo:paragraph-rsid="0064927f"/>
    </style:style>
    <style:style style:name="P124" style:family="paragraph" style:parent-style-name="Text_20_body" style:list-style-name="L6">
      <style:text-properties officeooo:rsid="0073ea62" officeooo:paragraph-rsid="0073ea62"/>
    </style:style>
    <style:style style:name="P125" style:family="paragraph" style:parent-style-name="Text_20_body" style:list-style-name="L6">
      <style:text-properties officeooo:rsid="0074ef60" officeooo:paragraph-rsid="0074ef60"/>
    </style:style>
    <style:style style:name="P126" style:family="paragraph" style:parent-style-name="Text_20_body" style:list-style-name="L3">
      <style:text-properties officeooo:rsid="0074ef60" officeooo:paragraph-rsid="0074ef60"/>
    </style:style>
    <style:style style:name="P127" style:family="paragraph" style:parent-style-name="Text_20_body" style:list-style-name="L7">
      <style:text-properties officeooo:rsid="0074ef60" officeooo:paragraph-rsid="0074ef60"/>
    </style:style>
    <style:style style:name="P128" style:family="paragraph" style:parent-style-name="Text_20_body" style:list-style-name="L6">
      <style:text-properties officeooo:rsid="007a0637" officeooo:paragraph-rsid="007a0637"/>
    </style:style>
    <style:style style:name="P129" style:family="paragraph" style:parent-style-name="Text_20_body" style:list-style-name="L8">
      <style:text-properties officeooo:rsid="007a0637" officeooo:paragraph-rsid="007a0637"/>
    </style:style>
    <style:style style:name="P130" style:family="paragraph" style:parent-style-name="Text_20_body" style:list-style-name="L13">
      <style:text-properties officeooo:rsid="007a0637" officeooo:paragraph-rsid="00860e30"/>
    </style:style>
    <style:style style:name="P131" style:family="paragraph" style:parent-style-name="Text_20_body" style:list-style-name="L13">
      <style:text-properties officeooo:rsid="007a0637" officeooo:paragraph-rsid="00800505"/>
    </style:style>
    <style:style style:name="P132" style:family="paragraph" style:parent-style-name="Text_20_body" style:list-style-name="L13">
      <style:text-properties officeooo:rsid="007a0637" officeooo:paragraph-rsid="00831850"/>
    </style:style>
    <style:style style:name="P133" style:family="paragraph" style:parent-style-name="Text_20_body" style:list-style-name="L15">
      <style:text-properties officeooo:rsid="007a0637" officeooo:paragraph-rsid="0084b945"/>
    </style:style>
    <style:style style:name="P134" style:family="paragraph" style:parent-style-name="Text_20_body" style:list-style-name="L9">
      <style:text-properties officeooo:rsid="007f5cbc" officeooo:paragraph-rsid="007f5cbc"/>
    </style:style>
    <style:style style:name="P135" style:family="paragraph" style:parent-style-name="Text_20_body" style:list-style-name="L10">
      <style:text-properties officeooo:rsid="007f5cbc" officeooo:paragraph-rsid="007f5cbc"/>
    </style:style>
    <style:style style:name="P136" style:family="paragraph" style:parent-style-name="Text_20_body" style:list-style-name="L11">
      <style:text-properties officeooo:rsid="007f5cbc" officeooo:paragraph-rsid="007f5cbc"/>
    </style:style>
    <style:style style:name="P137" style:family="paragraph" style:parent-style-name="Text_20_body" style:list-style-name="L6">
      <style:text-properties officeooo:rsid="007d7057" officeooo:paragraph-rsid="00800505"/>
    </style:style>
    <style:style style:name="P138" style:family="paragraph" style:parent-style-name="Text_20_body" style:list-style-name="L12">
      <style:text-properties officeooo:rsid="007d7057" officeooo:paragraph-rsid="00800505"/>
    </style:style>
    <style:style style:name="P139" style:family="paragraph" style:parent-style-name="Text_20_body" style:list-style-name="L12">
      <style:text-properties officeooo:rsid="007d7057" officeooo:paragraph-rsid="00831850"/>
    </style:style>
    <style:style style:name="P140" style:family="paragraph" style:parent-style-name="Text_20_body" style:list-style-name="L12">
      <style:text-properties officeooo:paragraph-rsid="00800505"/>
    </style:style>
    <style:style style:name="P141" style:family="paragraph" style:parent-style-name="Text_20_body" style:list-style-name="L14">
      <style:text-properties officeooo:rsid="00800505" officeooo:paragraph-rsid="00800505"/>
    </style:style>
    <style:style style:name="P142" style:family="paragraph" style:parent-style-name="Text_20_body" style:list-style-name="L16">
      <style:text-properties officeooo:rsid="00800505" officeooo:paragraph-rsid="0084b945"/>
    </style:style>
    <style:style style:name="P143" style:family="paragraph" style:parent-style-name="Text_20_body" style:list-style-name="L12">
      <style:text-properties officeooo:rsid="0084b945" officeooo:paragraph-rsid="0084b945"/>
    </style:style>
    <style:style style:name="P144" style:family="paragraph" style:parent-style-name="Text_20_body" style:list-style-name="L12">
      <style:text-properties officeooo:rsid="00898109" officeooo:paragraph-rsid="00898109"/>
    </style:style>
    <style:style style:name="P145" style:family="paragraph" style:parent-style-name="Text_20_body" style:list-style-name="L17">
      <style:text-properties officeooo:rsid="00898109" officeooo:paragraph-rsid="00898109"/>
    </style:style>
    <style:style style:name="P146" style:family="paragraph" style:parent-style-name="Text_20_body" style:list-style-name="L18">
      <style:text-properties officeooo:rsid="0088ba76" officeooo:paragraph-rsid="0088ba76"/>
    </style:style>
    <style:style style:name="P147" style:family="paragraph" style:parent-style-name="Text_20_body" style:list-style-name="L12">
      <style:text-properties officeooo:rsid="008a7987" officeooo:paragraph-rsid="008a7987"/>
    </style:style>
    <style:style style:name="P148" style:family="paragraph" style:parent-style-name="Text_20_body" style:list-style-name="L19">
      <style:text-properties officeooo:rsid="008a7987" officeooo:paragraph-rsid="008a7987"/>
    </style:style>
    <style:style style:name="P149" style:family="paragraph" style:parent-style-name="Text_20_body" style:list-style-name="L20">
      <style:text-properties officeooo:rsid="008a7987" officeooo:paragraph-rsid="008a7987"/>
    </style:style>
    <style:style style:name="P150" style:family="paragraph" style:parent-style-name="Text_20_body" style:list-style-name="L21">
      <style:text-properties officeooo:rsid="008a7987" officeooo:paragraph-rsid="008bb5a2"/>
    </style:style>
    <style:style style:name="P151" style:family="paragraph" style:parent-style-name="Text_20_body" style:list-style-name="L22">
      <style:text-properties officeooo:rsid="008a7987" officeooo:paragraph-rsid="008bb5a2"/>
    </style:style>
    <style:style style:name="P152" style:family="paragraph" style:parent-style-name="Text_20_body" style:list-style-name="L23">
      <style:text-properties officeooo:rsid="008a7987" officeooo:paragraph-rsid="00955b9d"/>
    </style:style>
    <style:style style:name="P153" style:family="paragraph" style:parent-style-name="Text_20_body" style:list-style-name="L24">
      <style:text-properties officeooo:rsid="008a7987" officeooo:paragraph-rsid="00955b9d"/>
    </style:style>
    <style:style style:name="P154" style:family="paragraph" style:parent-style-name="Text_20_body" style:list-style-name="L25">
      <style:text-properties officeooo:rsid="008a7987" officeooo:paragraph-rsid="00988429"/>
    </style:style>
    <style:style style:name="P155" style:family="paragraph" style:parent-style-name="Text_20_body" style:list-style-name="L28">
      <style:text-properties officeooo:rsid="008a7987" officeooo:paragraph-rsid="009e8bf5"/>
    </style:style>
    <style:style style:name="P156" style:family="paragraph" style:parent-style-name="Text_20_body" style:list-style-name="L28">
      <style:text-properties officeooo:rsid="008a7987" officeooo:paragraph-rsid="00a3d48d"/>
    </style:style>
    <style:style style:name="P157" style:family="paragraph" style:parent-style-name="Text_20_body" style:list-style-name="L28">
      <style:text-properties officeooo:rsid="008a7987" officeooo:paragraph-rsid="00a4fd94"/>
    </style:style>
    <style:style style:name="P158" style:family="paragraph" style:parent-style-name="Text_20_body" style:list-style-name="L30">
      <style:text-properties officeooo:rsid="008a7987" officeooo:paragraph-rsid="00ab7f5f"/>
    </style:style>
    <style:style style:name="P159" style:family="paragraph" style:parent-style-name="Text_20_body" style:list-style-name="L32">
      <style:text-properties officeooo:rsid="008a7987" officeooo:paragraph-rsid="00b3ce64"/>
    </style:style>
    <style:style style:name="P160" style:family="paragraph" style:parent-style-name="Text_20_body" style:list-style-name="L12">
      <style:text-properties officeooo:rsid="008b8d1b" officeooo:paragraph-rsid="008b8d1b"/>
    </style:style>
    <style:style style:name="P161" style:family="paragraph" style:parent-style-name="Text_20_body" style:list-style-name="L12">
      <style:text-properties officeooo:rsid="008b8d1b" officeooo:paragraph-rsid="008bb5a2"/>
    </style:style>
    <style:style style:name="P162" style:family="paragraph" style:parent-style-name="Text_20_body" style:list-style-name="L12">
      <style:text-properties officeooo:rsid="008b8d1b" officeooo:paragraph-rsid="0093a36d"/>
    </style:style>
    <style:style style:name="P163" style:family="paragraph" style:parent-style-name="Text_20_body" style:list-style-name="L12">
      <style:text-properties officeooo:rsid="008b8d1b" officeooo:paragraph-rsid="00988429"/>
    </style:style>
    <style:style style:name="P164" style:family="paragraph" style:parent-style-name="Text_20_body" style:list-style-name="L12">
      <style:text-properties officeooo:rsid="009c5aef" officeooo:paragraph-rsid="009c5aef"/>
    </style:style>
    <style:style style:name="P165" style:family="paragraph" style:parent-style-name="Text_20_body" style:list-style-name="L26">
      <style:text-properties officeooo:rsid="00988429" officeooo:paragraph-rsid="00988429"/>
    </style:style>
    <style:style style:name="P166" style:family="paragraph" style:parent-style-name="Text_20_body" style:list-style-name="L29">
      <style:text-properties officeooo:rsid="00988429" officeooo:paragraph-rsid="00a57486"/>
    </style:style>
    <style:style style:name="P167" style:family="paragraph" style:parent-style-name="Text_20_body" style:list-style-name="L27"/>
    <style:style style:name="P168" style:family="paragraph" style:parent-style-name="Text_20_body" style:list-style-name="L28">
      <style:text-properties officeooo:paragraph-rsid="009e8bf5"/>
    </style:style>
    <style:style style:name="P169" style:family="paragraph" style:parent-style-name="Text_20_body" style:list-style-name="L28">
      <style:text-properties officeooo:paragraph-rsid="00a3d48d"/>
    </style:style>
    <style:style style:name="P170" style:family="paragraph" style:parent-style-name="Text_20_body" style:list-style-name="L28">
      <style:text-properties officeooo:paragraph-rsid="00a4fd94"/>
    </style:style>
    <style:style style:name="P171" style:family="paragraph" style:parent-style-name="Text_20_body" style:list-style-name="L29">
      <style:text-properties officeooo:paragraph-rsid="00a57486"/>
    </style:style>
    <style:style style:name="P172" style:family="paragraph" style:parent-style-name="Text_20_body" style:list-style-name="L30">
      <style:text-properties officeooo:paragraph-rsid="00ab7f5f"/>
    </style:style>
    <style:style style:name="P173" style:family="paragraph" style:parent-style-name="Text_20_body" style:list-style-name="L31">
      <style:text-properties officeooo:rsid="00ab7f5f" officeooo:paragraph-rsid="00ab7f5f"/>
    </style:style>
    <style:style style:name="P174" style:family="paragraph" style:parent-style-name="Text_20_body" style:list-style-name="L33">
      <style:text-properties officeooo:rsid="00ab7f5f" officeooo:paragraph-rsid="00af3a6a"/>
    </style:style>
    <style:style style:name="P175" style:family="paragraph" style:parent-style-name="Text_20_body" style:list-style-name="L1">
      <style:text-properties officeooo:rsid="00b115f8" officeooo:paragraph-rsid="00b115f8"/>
    </style:style>
    <style:style style:name="P176" style:family="paragraph" style:parent-style-name="Text_20_body" style:list-style-name="L1">
      <style:text-properties officeooo:rsid="00b2295c" officeooo:paragraph-rsid="00b2295c"/>
    </style:style>
    <style:style style:name="P177" style:family="paragraph" style:parent-style-name="Text_20_body" style:list-style-name="L32">
      <style:text-properties officeooo:paragraph-rsid="00af3a6a"/>
    </style:style>
    <style:style style:name="P178" style:family="paragraph" style:parent-style-name="Text_20_body" style:list-style-name="L34">
      <style:text-properties officeooo:paragraph-rsid="00b9987d"/>
    </style:style>
    <style:style style:name="P179" style:family="paragraph" style:parent-style-name="Text_20_body" style:list-style-name="L35">
      <style:text-properties officeooo:paragraph-rsid="00b7962b"/>
    </style:style>
    <style:style style:name="P180" style:family="paragraph" style:parent-style-name="Text_20_body" style:list-style-name="L35">
      <style:text-properties officeooo:paragraph-rsid="00b87ec4"/>
    </style:style>
    <style:style style:name="P181" style:family="paragraph" style:parent-style-name="Text_20_body" style:list-style-name="L36">
      <style:text-properties officeooo:paragraph-rsid="00bcde37"/>
    </style:style>
    <style:style style:name="P182" style:family="paragraph" style:parent-style-name="Text_20_body" style:list-style-name="L37">
      <style:text-properties officeooo:paragraph-rsid="00bcde37"/>
    </style:style>
    <style:style style:name="P183" style:family="paragraph" style:parent-style-name="Text_20_body" style:list-style-name="L1">
      <style:text-properties officeooo:rsid="00bd2e59" officeooo:paragraph-rsid="00bd2e59"/>
    </style:style>
    <style:style style:name="P184" style:family="paragraph" style:parent-style-name="Heading_20_1" style:master-page-name="Cos">
      <style:paragraph-properties fo:text-align="center" style:justify-single-word="false" style:page-number="auto"/>
    </style:style>
    <style:style style:name="P185" style:family="paragraph" style:parent-style-name="Heading_20_1">
      <style:paragraph-properties fo:break-before="page"/>
    </style:style>
    <style:style style:name="P186" style:family="paragraph" style:parent-style-name="Heading_20_1">
      <style:paragraph-properties fo:break-before="page"/>
      <style:text-properties officeooo:rsid="002eabfc" officeooo:paragraph-rsid="002eabfc"/>
    </style:style>
    <style:style style:name="P187" style:family="paragraph" style:parent-style-name="Heading_20_1">
      <style:paragraph-properties fo:break-before="page"/>
      <style:text-properties officeooo:rsid="002eabfc" officeooo:paragraph-rsid="0057a248"/>
    </style:style>
    <style:style style:name="P188" style:family="paragraph" style:parent-style-name="Heading_20_1">
      <style:paragraph-properties fo:break-before="page"/>
      <style:text-properties officeooo:rsid="002eabfc" officeooo:paragraph-rsid="006ae27b"/>
    </style:style>
    <style:style style:name="P189" style:family="paragraph" style:parent-style-name="Heading_20_1">
      <style:paragraph-properties fo:break-before="page"/>
      <style:text-properties officeooo:rsid="002eabfc" officeooo:paragraph-rsid="007a0637"/>
    </style:style>
    <style:style style:name="P190" style:family="paragraph" style:parent-style-name="Heading_20_1">
      <style:paragraph-properties fo:break-before="page"/>
      <style:text-properties officeooo:rsid="002eabfc" officeooo:paragraph-rsid="007bc859"/>
    </style:style>
    <style:style style:name="P191" style:family="paragraph" style:parent-style-name="Heading_20_1">
      <style:paragraph-properties fo:break-before="page"/>
      <style:text-properties officeooo:rsid="002eabfc" officeooo:paragraph-rsid="007f5cbc"/>
    </style:style>
    <style:style style:name="P192" style:family="paragraph" style:parent-style-name="Heading_20_1">
      <style:paragraph-properties fo:break-before="page"/>
      <style:text-properties officeooo:rsid="002eabfc" officeooo:paragraph-rsid="0084b945"/>
    </style:style>
    <style:style style:name="P193" style:family="paragraph" style:parent-style-name="Heading_20_1">
      <style:paragraph-properties fo:break-before="page"/>
      <style:text-properties officeooo:rsid="002eabfc" officeooo:paragraph-rsid="0088ba76"/>
    </style:style>
    <style:style style:name="P194" style:family="paragraph" style:parent-style-name="Heading_20_1">
      <style:paragraph-properties fo:break-before="page"/>
      <style:text-properties officeooo:rsid="002eabfc" officeooo:paragraph-rsid="008a7987"/>
    </style:style>
    <style:style style:name="P195" style:family="paragraph" style:parent-style-name="Heading_20_1">
      <style:paragraph-properties fo:break-before="page"/>
      <style:text-properties officeooo:paragraph-rsid="0093a36d"/>
    </style:style>
    <style:style style:name="P196" style:family="paragraph" style:parent-style-name="Heading_20_1">
      <style:paragraph-properties fo:break-before="page"/>
      <style:text-properties officeooo:paragraph-rsid="00988429"/>
    </style:style>
    <style:style style:name="P197" style:family="paragraph" style:parent-style-name="Heading_20_1">
      <style:paragraph-properties fo:break-before="page"/>
      <style:text-properties officeooo:paragraph-rsid="009e8bf5"/>
    </style:style>
    <style:style style:name="P198" style:family="paragraph" style:parent-style-name="Heading_20_1">
      <style:paragraph-properties fo:break-before="page"/>
      <style:text-properties officeooo:paragraph-rsid="00ab7f5f"/>
    </style:style>
    <style:style style:name="P199" style:family="paragraph" style:parent-style-name="Heading_20_1">
      <style:paragraph-properties fo:break-before="page"/>
      <style:text-properties officeooo:paragraph-rsid="00af3a6a"/>
    </style:style>
    <style:style style:name="P200" style:family="paragraph" style:parent-style-name="Heading_20_1">
      <style:paragraph-properties fo:break-before="page"/>
      <style:text-properties officeooo:paragraph-rsid="00b7962b"/>
    </style:style>
    <style:style style:name="P201" style:family="paragraph" style:parent-style-name="Heading_20_1">
      <style:paragraph-properties fo:break-before="page"/>
      <style:text-properties officeooo:paragraph-rsid="00bcde37"/>
    </style:style>
    <style:style style:name="P202" style:family="paragraph" style:parent-style-name="Heading_20_2" style:list-style-name="">
      <style:text-properties officeooo:rsid="002eabfc" officeooo:paragraph-rsid="002eabfc"/>
    </style:style>
    <style:style style:name="P203" style:family="paragraph" style:parent-style-name="Heading_20_2" style:list-style-name="">
      <style:text-properties officeooo:rsid="002eabfc" officeooo:paragraph-rsid="0057a248"/>
    </style:style>
    <style:style style:name="P204" style:family="paragraph" style:parent-style-name="Heading_20_2" style:list-style-name="">
      <style:text-properties officeooo:rsid="002eabfc" officeooo:paragraph-rsid="005fa12a"/>
    </style:style>
    <style:style style:name="P205" style:family="paragraph" style:parent-style-name="Heading_20_2" style:list-style-name="">
      <style:text-properties officeooo:rsid="002eabfc" officeooo:paragraph-rsid="006ae27b"/>
    </style:style>
    <style:style style:name="P206" style:family="paragraph" style:parent-style-name="Heading_20_2" style:list-style-name="">
      <style:text-properties officeooo:rsid="002eabfc" officeooo:paragraph-rsid="0072d184"/>
    </style:style>
    <style:style style:name="P207" style:family="paragraph" style:parent-style-name="Heading_20_2" style:list-style-name="">
      <style:text-properties officeooo:rsid="002eabfc" officeooo:paragraph-rsid="007a0637"/>
    </style:style>
    <style:style style:name="P208" style:family="paragraph" style:parent-style-name="Heading_20_2" style:list-style-name="">
      <style:text-properties officeooo:rsid="002eabfc" officeooo:paragraph-rsid="007bc859"/>
    </style:style>
    <style:style style:name="P209" style:family="paragraph" style:parent-style-name="Heading_20_2">
      <style:text-properties officeooo:rsid="002eabfc" officeooo:paragraph-rsid="007f5cbc"/>
    </style:style>
    <style:style style:name="P210" style:family="paragraph" style:parent-style-name="Heading_20_2">
      <style:text-properties officeooo:rsid="002eabfc" officeooo:paragraph-rsid="0084b945"/>
    </style:style>
    <style:style style:name="P211" style:family="paragraph" style:parent-style-name="Heading_20_2">
      <style:text-properties officeooo:rsid="002eabfc" officeooo:paragraph-rsid="0088ba76"/>
    </style:style>
    <style:style style:name="P212" style:family="paragraph" style:parent-style-name="Heading_20_2">
      <style:text-properties officeooo:rsid="002eabfc" officeooo:paragraph-rsid="008a7987"/>
    </style:style>
    <style:style style:name="P213" style:family="paragraph" style:parent-style-name="Heading_20_2">
      <style:text-properties officeooo:rsid="002eabfc" officeooo:paragraph-rsid="008bb5a2"/>
    </style:style>
    <style:style style:name="P214" style:family="paragraph" style:parent-style-name="Heading_20_2">
      <style:text-properties officeooo:rsid="002eabfc" officeooo:paragraph-rsid="0093a36d"/>
    </style:style>
    <style:style style:name="P215" style:family="paragraph" style:parent-style-name="Heading_20_2">
      <style:text-properties officeooo:rsid="002eabfc" officeooo:paragraph-rsid="00988429"/>
    </style:style>
    <style:style style:name="P216" style:family="paragraph" style:parent-style-name="Heading_20_2">
      <style:text-properties officeooo:rsid="002eabfc" officeooo:paragraph-rsid="009e8bf5"/>
    </style:style>
    <style:style style:name="P217" style:family="paragraph" style:parent-style-name="Heading_20_2">
      <style:text-properties officeooo:rsid="002eabfc" officeooo:paragraph-rsid="00ab7f5f"/>
    </style:style>
    <style:style style:name="P218" style:family="paragraph" style:parent-style-name="Heading_20_2">
      <style:text-properties officeooo:rsid="002eabfc" officeooo:paragraph-rsid="00af3a6a"/>
    </style:style>
    <style:style style:name="P219" style:family="paragraph" style:parent-style-name="Heading_20_2">
      <style:text-properties officeooo:rsid="002eabfc" officeooo:paragraph-rsid="00b7962b"/>
    </style:style>
    <style:style style:name="P220" style:family="paragraph" style:parent-style-name="Heading_20_2">
      <style:text-properties officeooo:rsid="002eabfc" officeooo:paragraph-rsid="00bcde37"/>
    </style:style>
    <style:style style:name="P2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officeooo:rsid="00955b9d"/>
    </style:style>
    <style:style style:name="T37" style:family="text">
      <style:text-properties officeooo:rsid="00994687"/>
    </style:style>
    <style:style style:name="T38" style:family="text">
      <style:text-properties officeooo:rsid="008b8d1b"/>
    </style:style>
    <style:style style:name="T39" style:family="text">
      <style:text-properties officeooo:rsid="009e8bf5"/>
    </style:style>
    <style:style style:name="T40" style:family="text">
      <style:text-properties officeooo:rsid="00a2b504"/>
    </style:style>
    <style:style style:name="T41" style:family="text">
      <style:text-properties officeooo:rsid="00a3d48d"/>
    </style:style>
    <style:style style:name="T42" style:family="text">
      <style:text-properties officeooo:rsid="00a4fd94"/>
    </style:style>
    <style:style style:name="T43" style:family="text">
      <style:text-properties officeooo:rsid="00a57486"/>
    </style:style>
    <style:style style:name="T44" style:family="text">
      <style:text-properties style:text-underline-style="none"/>
    </style:style>
    <style:style style:name="T45" style:family="text">
      <style:text-properties officeooo:rsid="00a89a22"/>
    </style:style>
    <style:style style:name="T46" style:family="text">
      <style:text-properties officeooo:rsid="00ab7f5f"/>
    </style:style>
    <style:style style:name="T47" style:family="text">
      <style:text-properties officeooo:rsid="00af3a6a"/>
    </style:style>
    <style:style style:name="T48" style:family="text">
      <style:text-properties officeooo:rsid="00b3ce64"/>
    </style:style>
    <style:style style:name="T49" style:family="text">
      <style:text-properties officeooo:rsid="00b2295c"/>
    </style:style>
    <style:style style:name="T50" style:family="text">
      <style:text-properties officeooo:rsid="00b7962b"/>
    </style:style>
    <style:style style:name="T51" style:family="text">
      <style:text-properties officeooo:rsid="00b9987d"/>
    </style:style>
    <style:style style:name="T52" style:family="text">
      <style:text-properties officeooo:rsid="00ba18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4">
      <number:day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1744989720640" text:id="ct1744989720640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1744989720880" text:id="ct1744989720880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744989721840" text:id="ct1744989721840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744989722080" text:id="ct1744989722080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1744989722560" text:id="ct1744989722560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1744989723280" text:id="ct1744989723280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1744989722800" text:id="ct1744989722800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1744989723040" text:id="ct1744989723040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1744982804256" text:id="ct1744982804256">
          <text:deletion>
            <office:change-info>
              <dc:creator>Autor desconocido</dc:creator>
              <dc:date>2020-10-01T09:03:28</dc:date>
            </office:change-info>
            <text:p text:style-name="P74"><text:span text:style-name="T25"><text:date style:data-style-name="N104" text:date-value="2021-01-04T12:43:37.687999899">4.01.21</text:date></text:span></text:p>
          </text:deletion>
        </text:changed-region>
        <text:changed-region xml:id="ct1744982797056" text:id="ct174498279705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1744982798496" text:id="ct1744982798496">
          <text:deletion>
            <office:change-info>
              <dc:creator>Autor desconocido</dc:creator>
              <dc:date>2020-10-23T08:52:55</dc:date>
            </office:change-info>
            <text:p text:style-name="P70"><text:date style:data-style-name="N104" text:date-value="2021-01-04T12:43:37.689000070">4.01.21</text:date></text:p>
          </text:deletion>
        </text:changed-region>
        <text:changed-region xml:id="ct1744982801616" text:id="ct1744982801616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1744982797776" text:id="ct1744982797776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1744982800416" text:id="ct1744982800416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1744982802576" text:id="ct1744982802576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1744982806416" text:id="ct1744982806416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1744982799936" text:id="ct1744982799936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1744982806176" text:id="ct1744982806176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1744982801856" text:id="ct1744982801856">
          <text:deletion>
            <office:change-info>
              <dc:creator>Autor desconocido</dc:creator>
              <dc:date>2020-10-01T08:57:36</dc:date>
            </office:change-info>
            <text:list xml:id="list3159952477" text:style-name="L1">
              <text:list-item>
                <text:p text:style-name="P104"/>
              </text:list-item>
              <text:list-item>
                <text:p text:style-name="P104"/>
              </text:list-item>
            </text:list>
          </text:deletion>
        </text:changed-region>
        <text:changed-region xml:id="ct1744982796816" text:id="ct174498279681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1744982809296" text:id="ct1744982809296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1744982799216" text:id="ct174498279921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1744982799456" text:id="ct1744982799456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1744982809536" text:id="ct1744982809536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1744982800656" text:id="ct1744982800656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1744982804496" text:id="ct1744982804496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1744982796336" text:id="ct1744982796336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1744982802816" text:id="ct174498280281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1744982808576" text:id="ct174498280857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744982807856" text:id="ct1744982807856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1744982800896" text:id="ct174498280089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744982806896" text:id="ct1744982806896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1744982797296" text:id="ct1744982797296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1744982797536" text:id="ct1744982797536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1744982804016" text:id="ct174498280401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44982798016" text:id="ct174498279801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44982795616" text:id="ct1744982795616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1744982801136" text:id="ct174498280113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44982795856" text:id="ct174498279585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44982808816" text:id="ct1744982808816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1744982798976" text:id="ct17449827989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44982801376" text:id="ct1744982801376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1744982809776" text:id="ct17449828097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1744982807616" text:id="ct1744982807616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1744982802336" text:id="ct1744982802336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1744982803056" text:id="ct1744982803056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1744982798736" text:id="ct1744982798736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1744982807136" text:id="ct1744982807136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1744982804736" text:id="ct174498280473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44982795136" text:id="ct174498279513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44982803296" text:id="ct1744982803296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1744982803536" text:id="ct174498280353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44982808096" text:id="ct174498280809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44958099184" text:id="ct1744958099184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1744958112864" text:id="ct1744958112864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1744982805216" text:id="ct1744982805216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1744982804976" text:id="ct1744982804976">
          <text:insertion>
            <office:change-info>
              <dc:creator>Autoria desconeguda</dc:creator>
              <dc:date>2020-12-21T09:1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5" draw:style-name="gr1"><draw:frame draw:name="Picture 2" draw:style-name="gr2" draw:text-style-name="P22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2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<text:span text:style-name="T7">RIPEA: </text:span>Control de versions</text:p>
      <text:p text:style-name="P30"><text:span text:style-name="T7">desembre </text:span>de <text:span text:style-name="T5">2018</text:span></text:p>
      <text:p text:style-name="P31">Serveis d’Administració Electrònica en el Govern de les Illes Balears</text:p>
      <text:p text:style-name="P32">Lot 3 (Serveis de tramitació d’expedients electrònics)</text:p>
      <text:p text:style-name="P32"/>
      <text:p text:style-name="P32"/>
      <text:p text:style-name="P32"/>
      <text:p text:style-name="P32"/>
      <text:p text:style-name="P33">Oficina Tècnica de Direcció de Projecte</text:p>
      <text:list xml:id="list1393654412" text:style-name="Outline">
        <text:list-header>
          <text:h text:style-name="P18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6">Data</text:p>
          </table:table-cell>
          <table:table-cell table:style-name="Taula1.B2" office:value-type="string">
            <text:p text:style-name="P37">Autor</text:p>
          </table:table-cell>
          <table:table-cell table:style-name="Taula1.B2" office:value-type="string">
            <text:p text:style-name="P37">Versió</text:p>
          </table:table-cell>
          <table:table-cell table:style-name="Taula1.D2" office:value-type="string">
            <text:p text:style-name="P37">Canvis</text:p>
          </table:table-cell>
        </table:table-row>
        <table:table-row table:style-name="Taula1.1">
          <table:table-cell table:style-name="Taula1.A3" office:value-type="string">
            <text:p text:style-name="P38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1">Límit Tecnologies</text:p>
          </table:table-cell>
          <table:table-cell table:style-name="Taula1.C3" office:value-type="string">
            <text:p text:style-name="P38">1.0</text:p>
          </table:table-cell>
          <table:table-cell table:style-name="Taula1.D3" office:value-type="string">
            <text:p text:style-name="P38">Versió inicial</text:p>
          </table:table-cell>
        </table:table-row>
        <table:table-row table:style-name="Taula1.1">
          <table:table-cell table:style-name="Taula1.A4" office:value-type="string">
            <text:p text:style-name="P39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2">Límit Tecnologies</text:p>
          </table:table-cell>
          <table:table-cell table:style-name="Taula1.C4" office:value-type="string">
            <text:p text:style-name="P44">1.1</text:p>
          </table:table-cell>
          <table:table-cell table:style-name="Taula1.D4" office:value-type="string">
            <text:p text:style-name="P38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4">25/04/2019</text:p>
          </table:table-cell>
          <table:table-cell table:style-name="Taula1.B5" office:value-type="string">
            <text:p text:style-name="P42">Límit Tecnologies</text:p>
          </table:table-cell>
          <table:table-cell table:style-name="Taula1.C5" office:value-type="string">
            <text:p text:style-name="P44">1.2</text:p>
          </table:table-cell>
          <table:table-cell table:style-name="Taula1.D5" office:value-type="string">
            <text:p text:style-name="P38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8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2">Límit Tecnologies</text:p>
          </table:table-cell>
          <table:table-cell table:style-name="Taula1.C6" office:value-type="string">
            <text:p text:style-name="P44">1.<text:span text:style-name="T45">3</text:span></text:p>
          </table:table-cell>
          <table:table-cell table:style-name="Taula1.D6" office:value-type="string">
            <text:p text:style-name="P38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45"><text:change-start text:change-id="ct1744989720640"/><text:span text:style-name="T45">0</text:span>1/10/2020<text:change-end text:change-id="ct1744989720640"/></text:p>
          </table:table-cell>
          <table:table-cell table:style-name="Taula1.B7" office:value-type="string">
            <text:p text:style-name="P42"><text:change-start text:change-id="ct1744989720880"/>Límit Tecnologies<text:change-end text:change-id="ct1744989720880"/></text:p>
          </table:table-cell>
          <table:table-cell table:style-name="Taula1.C7" office:value-type="string">
            <text:p text:style-name="P48"><text:change-start text:change-id="ct1744989721840"/><text:span text:style-name="T3">1.</text:span><text:span text:style-name="T4">4</text:span><text:change-end text:change-id="ct1744989721840"/></text:p>
          </table:table-cell>
          <table:table-cell table:style-name="Taula1.D7" office:value-type="string">
            <text:p text:style-name="P38"><text:change-start text:change-id="ct1744989722080"/><text:span text:style-name="T16">Release</text:span> <text:span text:style-name="T16">0.9.76</text:span><text:change-end text:change-id="ct1744989722080"/></text:p>
          </table:table-cell>
        </table:table-row>
        <table:table-row table:style-name="Taula1.1">
          <table:table-cell table:style-name="Taula1.A8" office:value-type="string">
            <text:p text:style-name="P46"><text:change-start text:change-id="ct1744989722560"/>23/10/2020<text:change-end text:change-id="ct1744989722560"/></text:p>
          </table:table-cell>
          <table:table-cell table:style-name="Taula1.B8" office:value-type="string">
            <text:p text:style-name="P43"><text:change-start text:change-id="ct1744989723280"/>Límit Tecnologies<text:change-end text:change-id="ct1744989723280"/></text:p>
          </table:table-cell>
          <table:table-cell table:style-name="Taula1.C8" office:value-type="string">
            <text:p text:style-name="P49"><text:change-start text:change-id="ct1744989722800"/>1,5<text:change-end text:change-id="ct1744989722800"/></text:p>
          </table:table-cell>
          <table:table-cell table:style-name="Taula1.D8" office:value-type="string">
            <text:p text:style-name="P40"><text:change-start text:change-id="ct1744989723040"/><text:span text:style-name="T16">Release</text:span> <text:span text:style-name="T16">0.9.77</text:span><text:change-end text:change-id="ct1744989723040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6">Nom</text:p>
          </table:table-cell>
          <table:table-cell table:style-name="Taula2.B2" office:value-type="string">
            <text:p text:style-name="P37">Data</text:p>
          </table:table-cell>
          <table:table-cell table:style-name="Taula2.C2" office:value-type="string">
            <text:p text:style-name="P37">Àrea, departament o empresa</text:p>
          </table:table-cell>
        </table:table-row>
        <table:table-row table:style-name="Taula2.1">
          <table:table-cell table:style-name="Taula2.A3" office:value-type="string">
            <text:p text:style-name="P38"/>
          </table:table-cell>
          <table:table-cell table:style-name="Taula2.B3" office:value-type="string">
            <text:p text:style-name="P38"/>
          </table:table-cell>
          <table:table-cell table:style-name="Taula2.C3" office:value-type="string">
            <text:p text:style-name="P38"/>
          </table:table-cell>
        </table:table-row>
        <table:table-row table:style-name="Taula2.1">
          <table:table-cell table:style-name="Taula2.A4" office:value-type="string">
            <text:p text:style-name="P47"/>
          </table:table-cell>
          <table:table-cell table:style-name="Taula2.B4" office:value-type="string">
            <text:p text:style-name="P47"/>
          </table:table-cell>
          <table:table-cell table:style-name="Taula2.C4" office:value-type="string">
            <text:p text:style-name="P47"/>
          </table:table-cell>
        </table:table-row>
        <table:table-row table:style-name="Taula2.1">
          <table:table-cell table:style-name="Taula2.A5" office:value-type="string">
            <text:p text:style-name="P47"/>
          </table:table-cell>
          <table:table-cell table:style-name="Taula2.B5" office:value-type="string">
            <text:p text:style-name="P47"/>
          </table:table-cell>
          <table:table-cell table:style-name="Taula2.C5" office:value-type="string">
            <text:p text:style-name="P47"/>
          </table:table-cell>
        </table:table-row>
        <table:table-row table:style-name="Taula2.1">
          <table:table-cell table:style-name="Taula2.A6" office:value-type="string">
            <text:p text:style-name="P47"/>
          </table:table-cell>
          <table:table-cell table:style-name="Taula2.B6" office:value-type="string">
            <text:p text:style-name="P47"/>
          </table:table-cell>
          <table:table-cell table:style-name="Taula2.C6" office:value-type="string">
            <text:p text:style-name="P4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6">Nom</text:p>
          </table:table-cell>
          <table:table-cell table:style-name="Taula3.B2" office:value-type="string">
            <text:p text:style-name="P37">Data</text:p>
          </table:table-cell>
          <table:table-cell table:style-name="Taula3.C2" office:value-type="string">
            <text:p text:style-name="P37">Àrea, departament o empresa</text:p>
          </table:table-cell>
        </table:table-row>
        <table:table-row table:style-name="Taula3.1">
          <table:table-cell table:style-name="Taula3.A3" office:value-type="string">
            <text:p text:style-name="P38"/>
          </table:table-cell>
          <table:table-cell table:style-name="Taula3.B3" office:value-type="string">
            <text:p text:style-name="P38"/>
          </table:table-cell>
          <table:table-cell table:style-name="Taula3.C3" office:value-type="string">
            <text:p text:style-name="P38"/>
          </table:table-cell>
        </table:table-row>
        <table:table-row table:style-name="Taula3.1">
          <table:table-cell table:style-name="Taula3.A4" office:value-type="string">
            <text:p text:style-name="P47"/>
          </table:table-cell>
          <table:table-cell table:style-name="Taula3.B4" office:value-type="string">
            <text:p text:style-name="P47"/>
          </table:table-cell>
          <table:table-cell table:style-name="Taula3.C4" office:value-type="string">
            <text:p text:style-name="P47"/>
          </table:table-cell>
        </table:table-row>
        <table:table-row table:style-name="Taula3.1">
          <table:table-cell table:style-name="Taula3.A5" office:value-type="string">
            <text:p text:style-name="P47"/>
          </table:table-cell>
          <table:table-cell table:style-name="Taula3.B5" office:value-type="string">
            <text:p text:style-name="P47"/>
          </table:table-cell>
          <table:table-cell table:style-name="Taula3.C5" office:value-type="string">
            <text:p text:style-name="P47"/>
          </table:table-cell>
        </table:table-row>
        <table:table-row table:style-name="Taula3.1">
          <table:table-cell table:style-name="Taula3.A6" office:value-type="string">
            <text:p text:style-name="P47"/>
          </table:table-cell>
          <table:table-cell table:style-name="Taula3.B6" office:value-type="string">
            <text:p text:style-name="P47"/>
          </table:table-cell>
          <table:table-cell table:style-name="Taula3.C6" office:value-type="string">
            <text:p text:style-name="P4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6">Nom</text:p>
          </table:table-cell>
          <table:table-cell table:style-name="Taula6.B2" office:value-type="string">
            <text:p text:style-name="P37">Àrea, departament o empresa</text:p>
          </table:table-cell>
          <table:table-cell table:style-name="Taula6.C2" office:value-type="string">
            <text:p text:style-name="P37">Correu electrònic</text:p>
          </table:table-cell>
        </table:table-row>
        <table:table-row table:style-name="Taula6.1">
          <table:table-cell table:style-name="Taula6.A3" office:value-type="string">
            <text:p text:style-name="P38"/>
          </table:table-cell>
          <table:table-cell table:style-name="Taula6.B3" office:value-type="string">
            <text:p text:style-name="P38"/>
          </table:table-cell>
          <table:table-cell table:style-name="Taula6.C3" office:value-type="string">
            <text:p text:style-name="P38"/>
          </table:table-cell>
        </table:table-row>
        <table:table-row table:style-name="Taula6.1">
          <table:table-cell table:style-name="Taula6.A4" office:value-type="string">
            <text:p text:style-name="P47"/>
          </table:table-cell>
          <table:table-cell table:style-name="Taula6.B4" office:value-type="string">
            <text:p text:style-name="P47"/>
          </table:table-cell>
          <table:table-cell table:style-name="Taula6.C4" office:value-type="string">
            <text:p text:style-name="P47"/>
          </table:table-cell>
        </table:table-row>
        <table:table-row table:style-name="Taula6.1">
          <table:table-cell table:style-name="Taula6.A5" office:value-type="string">
            <text:p text:style-name="P47"/>
          </table:table-cell>
          <table:table-cell table:style-name="Taula6.B5" office:value-type="string">
            <text:p text:style-name="P47"/>
          </table:table-cell>
          <table:table-cell table:style-name="Taula6.C5" office:value-type="string">
            <text:p text:style-name="P47"/>
          </table:table-cell>
        </table:table-row>
        <text:soft-page-break/>
        <table:table-row table:style-name="Taula6.1">
          <table:table-cell table:style-name="Taula6.A6" office:value-type="string">
            <text:p text:style-name="P47"/>
          </table:table-cell>
          <table:table-cell table:style-name="Taula6.B6" office:value-type="string">
            <text:p text:style-name="P47"/>
          </table:table-cell>
          <table:table-cell table:style-name="Taula6.C6" office:value-type="string">
            <text:p text:style-name="P47"/>
          </table:table-cell>
        </table:table-row>
      </table:table>
      <text:p text:style-name="P1"/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0"><text:a xlink:type="simple" xlink:href="#__RefHeading___Toc21421_3940995463" text:style-name="Index_20_Link" text:visited-style-name="Index_20_Link">Control de versions del document<text:tab/>2</text:a></text:p>
          <text:p text:style-name="P100"><text:a xlink:type="simple" xlink:href="#__RefHeading___Toc21295_3940995463" text:style-name="Index_20_Link" text:visited-style-name="Index_20_Link">1. Versió 0.9.65<text:tab/>5</text:a></text:p>
          <text:p text:style-name="P101"><text:a xlink:type="simple" xlink:href="#__RefHeading___Toc660_249985081" text:style-name="Index_20_Link" text:visited-style-name="Index_20_Link">Modificacions incloses dins aquesta versió<text:tab/>5</text:a></text:p>
          <text:p text:style-name="P101"><text:a xlink:type="simple" xlink:href="#__RefHeading___Toc662_249985081" text:style-name="Index_20_Link" text:visited-style-name="Index_20_Link">Canvis en la base de dades<text:tab/>6</text:a></text:p>
          <text:p text:style-name="P101"><text:a xlink:type="simple" xlink:href="#__RefHeading___Toc664_249985081" text:style-name="Index_20_Link" text:visited-style-name="Index_20_Link">Canvis en les propietats de l’aplicació<text:tab/>6</text:a></text:p>
          <text:p text:style-name="P100"><text:a xlink:type="simple" xlink:href="#__RefHeading___Toc676_1323820488" text:style-name="Index_20_Link" text:visited-style-name="Index_20_Link">2. Versió 0.9.66<text:tab/>7</text:a></text:p>
          <text:p text:style-name="P101"><text:a xlink:type="simple" xlink:href="#__RefHeading___Toc660_2499850811" text:style-name="Index_20_Link" text:visited-style-name="Index_20_Link">Modificacions incloses dins aquesta versió<text:tab/>7</text:a></text:p>
          <text:p text:style-name="P101"><text:a xlink:type="simple" xlink:href="#__RefHeading___Toc771_440738018" text:style-name="Index_20_Link" text:visited-style-name="Index_20_Link">Canvis en la base de dades<text:tab/>8</text:a></text:p>
          <text:p text:style-name="P101"><text:a xlink:type="simple" xlink:href="#__RefHeading___Toc664_2499850811" text:style-name="Index_20_Link" text:visited-style-name="Index_20_Link">Canvis en les propietats de l’aplicació<text:tab/>8</text:a></text:p>
          <text:p text:style-name="P100"><text:a xlink:type="simple" xlink:href="#__RefHeading___Toc839_239596029" text:style-name="Index_20_Link" text:visited-style-name="Index_20_Link">3. Versió 0.9.67<text:tab/>9</text:a></text:p>
          <text:p text:style-name="P101"><text:a xlink:type="simple" xlink:href="#__RefHeading___Toc660_24998508111" text:style-name="Index_20_Link" text:visited-style-name="Index_20_Link">Modificacions incloses dins aquesta versió<text:tab/>9</text:a></text:p>
          <text:p text:style-name="P101"><text:a xlink:type="simple" xlink:href="#__RefHeading___Toc998_1806918254" text:style-name="Index_20_Link" text:visited-style-name="Index_20_Link">Canvis en la base de dades<text:tab/>9</text:a></text:p>
          <text:p text:style-name="P101"><text:a xlink:type="simple" xlink:href="#__RefHeading___Toc664_24998508111" text:style-name="Index_20_Link" text:visited-style-name="Index_20_Link">Canvis en les propietats de l’aplicació<text:tab/>10</text:a></text:p>
          <text:p text:style-name="P100"><text:a xlink:type="simple" xlink:href="#__RefHeading___Toc1000_1806918254" text:style-name="Index_20_Link" text:visited-style-name="Index_20_Link">4. Versió 0.9.68<text:tab/>11</text:a></text:p>
          <text:p text:style-name="P101"><text:a xlink:type="simple" xlink:href="#__RefHeading___Toc660_249985081111" text:style-name="Index_20_Link" text:visited-style-name="Index_20_Link">Modificacions incloses dins aquesta versió<text:tab/>11</text:a></text:p>
          <text:p text:style-name="P101"><text:a xlink:type="simple" xlink:href="#__RefHeading___Toc1002_1806918254" text:style-name="Index_20_Link" text:visited-style-name="Index_20_Link">Canvis en la base de dades<text:tab/>11</text:a></text:p>
          <text:p text:style-name="P101"><text:a xlink:type="simple" xlink:href="#__RefHeading___Toc664_249985081111" text:style-name="Index_20_Link" text:visited-style-name="Index_20_Link">Canvis en les propietats de l’aplicació<text:tab/>12</text:a></text:p>
          <text:p text:style-name="P100"><text:a xlink:type="simple" xlink:href="#__RefHeading___Toc1004_1806918254" text:style-name="Index_20_Link" text:visited-style-name="Index_20_Link">5. Versió 0.9.68.1<text:tab/>13</text:a></text:p>
          <text:p text:style-name="P101"><text:a xlink:type="simple" xlink:href="#__RefHeading___Toc660_2499850811111" text:style-name="Index_20_Link" text:visited-style-name="Index_20_Link">Modificacions incloses dins aquesta versió<text:tab/>13</text:a></text:p>
          <text:p text:style-name="P101"><text:a xlink:type="simple" xlink:href="#__RefHeading___Toc1006_1806918254" text:style-name="Index_20_Link" text:visited-style-name="Index_20_Link">Canvis en la base de dades<text:tab/>13</text:a></text:p>
          <text:p text:style-name="P101"><text:a xlink:type="simple" xlink:href="#__RefHeading___Toc664_2499850811111" text:style-name="Index_20_Link" text:visited-style-name="Index_20_Link">Canvis en les propietats de l’aplicació<text:tab/>13</text:a></text:p>
          <text:p text:style-name="P100"><text:a xlink:type="simple" xlink:href="#__RefHeading___Toc1004_18069182541" text:style-name="Index_20_Link" text:visited-style-name="Index_20_Link">6. Versió 0.9.69<text:tab/>14</text:a></text:p>
          <text:p text:style-name="P101"><text:a xlink:type="simple" xlink:href="#__RefHeading___Toc660_24998508111111" text:style-name="Index_20_Link" text:visited-style-name="Index_20_Link">Modificacions incloses dins aquesta versió<text:tab/>14</text:a></text:p>
          <text:p text:style-name="P101"><text:a xlink:type="simple" xlink:href="#__RefHeading___Toc1006_18069182541" text:style-name="Index_20_Link" text:visited-style-name="Index_20_Link">Canvis en la base de dades<text:tab/>14</text:a></text:p>
          <text:p text:style-name="P101"><text:a xlink:type="simple" xlink:href="#__RefHeading___Toc664_24998508111111" text:style-name="Index_20_Link" text:visited-style-name="Index_20_Link">Canvis en les propietats de l’aplicació<text:tab/>15</text:a></text:p>
          <text:p text:style-name="P100"><text:a xlink:type="simple" xlink:href="#__RefHeading___Toc1402_1754695317" text:style-name="Index_20_Link" text:visited-style-name="Index_20_Link">7. Versió 0.9.70<text:tab/>16</text:a></text:p>
          <text:p text:style-name="P101"><text:a xlink:type="simple" xlink:href="#__RefHeading___Toc660_249985081111111" text:style-name="Index_20_Link" text:visited-style-name="Index_20_Link">Modificacions incloses dins aquesta versió<text:tab/>16</text:a></text:p>
          <text:p text:style-name="P101"><text:a xlink:type="simple" xlink:href="#__RefHeading___Toc1006_180691825411" text:style-name="Index_20_Link" text:visited-style-name="Index_20_Link">Canvis en la base de dades<text:tab/>16</text:a></text:p>
          <text:p text:style-name="P101"><text:a xlink:type="simple" xlink:href="#__RefHeading___Toc664_249985081111111" text:style-name="Index_20_Link" text:visited-style-name="Index_20_Link">Canvis en les propietats de l’aplicació<text:tab/>16</text:a></text:p>
          <text:p text:style-name="P100"><text:a xlink:type="simple" xlink:href="#__RefHeading___Toc1404_1754695317" text:style-name="Index_20_Link" text:visited-style-name="Index_20_Link">8. Versió 0.9.71<text:tab/>17</text:a></text:p>
          <text:p text:style-name="P101"><text:a xlink:type="simple" xlink:href="#__RefHeading___Toc660_2499850811111111" text:style-name="Index_20_Link" text:visited-style-name="Index_20_Link">Modificacions incloses dins aquesta versió<text:tab/>17</text:a></text:p>
          <text:p text:style-name="P101"><text:a xlink:type="simple" xlink:href="#__RefHeading___Toc1006_1806918254111" text:style-name="Index_20_Link" text:visited-style-name="Index_20_Link">Canvis en la base de dades<text:tab/>17</text:a></text:p>
          <text:p text:style-name="P101"><text:a xlink:type="simple" xlink:href="#__RefHeading___Toc664_2499850811111111" text:style-name="Index_20_Link" text:visited-style-name="Index_20_Link">Canvis en les propietats de l’aplicació<text:tab/>17</text:a></text:p>
          <text:p text:style-name="P100"><text:a xlink:type="simple" xlink:href="#__RefHeading___Toc2240_3488419412" text:style-name="Index_20_Link" text:visited-style-name="Index_20_Link">9. Versió 0.9.72.pre2<text:tab/>18</text:a></text:p>
          <text:p text:style-name="P101"><text:a xlink:type="simple" xlink:href="#__RefHeading___Toc660_24998508111111111" text:style-name="Index_20_Link" text:visited-style-name="Index_20_Link">Modificacions incloses dins aquesta versió<text:tab/>18</text:a></text:p>
          <text:p text:style-name="P101"><text:a xlink:type="simple" xlink:href="#__RefHeading___Toc1006_18069182541111" text:style-name="Index_20_Link" text:visited-style-name="Index_20_Link">Canvis en la base de dades<text:tab/>18</text:a></text:p>
          <text:p text:style-name="P101"><text:a xlink:type="simple" xlink:href="#__RefHeading___Toc664_24998508111111111" text:style-name="Index_20_Link" text:visited-style-name="Index_20_Link">Canvis en les propietats de l’aplicació<text:tab/>18</text:a></text:p>
          <text:p text:style-name="P100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01"><text:a xlink:type="simple" xlink:href="#__RefHeading___Toc660_249985081111111111" text:style-name="Index_20_Link" text:visited-style-name="Index_20_Link">Modificacions incloses dins aquesta versió<text:tab/>19</text:a></text:p>
          <text:p text:style-name="P101"><text:a xlink:type="simple" xlink:href="#__RefHeading___Toc1006_180691825411111" text:style-name="Index_20_Link" text:visited-style-name="Index_20_Link">Canvis en la base de dades<text:tab/>20</text:a></text:p>
          <text:p text:style-name="P101"><text:a xlink:type="simple" xlink:href="#__RefHeading___Toc664_249985081111111111" text:style-name="Index_20_Link" text:visited-style-name="Index_20_Link">Canvis en les propietats de l’aplicació<text:tab/>20</text:a></text:p>
          <text:p text:style-name="P100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01"><text:soft-page-break/><text:a xlink:type="simple" xlink:href="#__RefHeading___Toc660_2499850811111111111" text:style-name="Index_20_Link" text:visited-style-name="Index_20_Link">Modificacions incloses dins aquesta versió<text:tab/>21</text:a></text:p>
          <text:p text:style-name="P101"><text:a xlink:type="simple" xlink:href="#__RefHeading___Toc1006_1806918254111111" text:style-name="Index_20_Link" text:visited-style-name="Index_20_Link">Canvis en la base de dades<text:tab/>22</text:a></text:p>
          <text:p text:style-name="P101"><text:a xlink:type="simple" xlink:href="#__RefHeading___Toc664_2499850811111111111" text:style-name="Index_20_Link" text:visited-style-name="Index_20_Link">Canvis en les propietats de l’aplicació<text:tab/>22</text:a></text:p>
          <text:p text:style-name="P100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01"><text:a xlink:type="simple" xlink:href="#__RefHeading___Toc660_24998508111111111111" text:style-name="Index_20_Link" text:visited-style-name="Index_20_Link">Modificacions incloses dins aquesta versió<text:tab/>23</text:a></text:p>
          <text:p text:style-name="P101"><text:a xlink:type="simple" xlink:href="#__RefHeading___Toc1006_18069182541111111" text:style-name="Index_20_Link" text:visited-style-name="Index_20_Link">Canvis en la base de dades<text:tab/>25</text:a></text:p>
          <text:p text:style-name="P101"><text:a xlink:type="simple" xlink:href="#__RefHeading___Toc664_24998508111111111111" text:style-name="Index_20_Link" text:visited-style-name="Index_20_Link">Canvis en les propietats de l’aplicació<text:tab/>25</text:a></text:p>
          <text:p text:style-name="P100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01"><text:a xlink:type="simple" xlink:href="#__RefHeading___Toc660_249985081111111111111" text:style-name="Index_20_Link" text:visited-style-name="Index_20_Link">Modificacions incloses dins aquesta versió<text:tab/>27</text:a></text:p>
          <text:p text:style-name="P101"><text:a xlink:type="simple" xlink:href="#__RefHeading___Toc1006_180691825411111111" text:style-name="Index_20_Link" text:visited-style-name="Index_20_Link">Canvis en la base de dades<text:tab/>29</text:a></text:p>
          <text:p text:style-name="P101"><text:a xlink:type="simple" xlink:href="#__RefHeading___Toc664_249985081111111111111" text:style-name="Index_20_Link" text:visited-style-name="Index_20_Link">Canvis en les propietats de l’aplicació<text:tab/>29</text:a></text:p>
          <text:p text:style-name="P100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01"><text:a xlink:type="simple" xlink:href="#__RefHeading___Toc660_2499850811111111111111" text:style-name="Index_20_Link" text:visited-style-name="Index_20_Link">Modificacions incloses dins aquesta versió<text:tab/>31</text:a></text:p>
          <text:p text:style-name="P101"><text:a xlink:type="simple" xlink:href="#__RefHeading___Toc1006_1806918254111111111" text:style-name="Index_20_Link" text:visited-style-name="Index_20_Link">Canvis en la base de dades<text:tab/>31</text:a></text:p>
          <text:p text:style-name="P101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24338090826323" text:continue-numbering="true" text:style-name="Outline">
        <text:list-item>
          <text:h text:style-name="P186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6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1"/>
          </table:table-cell>
        </table:table-row>
      </table:table>
      <text:p text:style-name="P50"/>
      <text:h text:style-name="P202" text:outline-level="2"><text:bookmark-start text:name="__RefHeading___Toc660_249985081"/>Modificacions incloses dins aquesta versió<text:bookmark-end text:name="__RefHeading___Toc660_249985081"/></text:h>
      <text:list xml:id="list2427292886" text:style-name="L2">
        <text:list-item>
          <text:p text:style-name="P11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1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1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1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1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1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1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1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1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1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1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1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1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1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1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1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1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11"/>
          <text:p text:style-name="P112"/>
        </text:list-item>
      </text:list>
      <text:h text:style-name="P202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1466324364" text:style-name="L3">
        <text:list-item>
          <text:p text:style-name="P113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15">225.sql: <text:span text:style-name="T12">Crear taula IPA_EXP_COMMENT i restriccions</text:span></text:p>
        </text:list-item>
        <text:list-item>
          <text:p text:style-name="P116">228.sql: Crear taula IPA_EXPEDIENT_ESTAT <text:span text:style-name="T12">i restriccions</text:span></text:p>
        </text:list-item>
        <text:list-item>
          <text:p text:style-name="P117">229.sql: Afegir columnes a l'entitat <text:span text:style-name="T13">per logotip i capçalera</text:span></text:p>
        </text:list-item>
      </text:list>
      <text:h text:style-name="P202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898078082" text:style-name="L4">
        <text:list-item>
          <text:p text:style-name="P118">222.properties: Poder configurar, mitjançant una property, que l'opció de “Crear carpeta” estigui deshabilitada. </text:p>
        </text:list-item>
        <text:list-item>
          <text:p text:style-name="P121">229.properties: Properties per logotip i capçalera </text:p>
        </text:list-item>
      </text:list>
      <text:p text:style-name="P58"/>
      <text:p text:style-name="P58"/>
      <text:list xml:id="list124337950612528" text:continue-list="list124338090826323" text:style-name="Outline">
        <text:list-item>
          <text:h text:style-name="P187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9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2"/>
          </table:table-cell>
        </table:table-row>
      </table:table>
      <text:p text:style-name="P57"/>
      <text:h text:style-name="P203" text:outline-level="2"><text:bookmark-start text:name="__RefHeading___Toc660_2499850811"/>Modificacions incloses dins aquesta versió<text:bookmark-end text:name="__RefHeading___Toc660_2499850811"/></text:h>
      <text:list xml:id="list124339915045613" text:continue-list="list2427292886" text:style-name="L2">
        <text:list-item>
          <text:p text:style-name="P12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2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2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2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2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2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2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2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2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2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2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2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2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2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2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2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2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2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2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2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22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2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22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204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24339839289123" text:continue-list="list1466324364" text:style-name="L3">
        <text:list-item>
          <text:p text:style-name="P114"><text:span text:style-name="T15">261</text:span>.<text:span text:style-name="T9">sql</text:span></text:p>
        </text:list-item>
        <text:list-item>
          <text:p text:style-name="P123">270.sql</text:p>
        </text:list-item>
      </text:list>
      <text:h text:style-name="P204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3815400006" text:style-name="L5">
        <text:list-item>
          <text:p text:style-name="P119"><text:span text:style-name="T15">261</text:span>.properties</text:p>
        </text:list-item>
        <text:list-item>
          <text:p text:style-name="P120"><text:span text:style-name="T15">274</text:span>.properties</text:p>
        </text:list-item>
      </text:list>
      <text:list xml:id="list124338644771745" text:continue-list="list124337950612528" text:style-name="Outline">
        <text:list-item>
          <text:h text:style-name="P188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0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3"/>
          </table:table-cell>
        </table:table-row>
      </table:table>
      <text:p text:style-name="P75"/>
      <text:h text:style-name="P205" text:outline-level="2"><text:bookmark-start text:name="__RefHeading___Toc660_24998508111"/>Modificacions incloses dins aquesta versió<text:bookmark-end text:name="__RefHeading___Toc660_24998508111"/></text:h>
      <text:list xml:id="list2471293184" text:style-name="L6">
        <text:list-item>
          <text:p text:style-name="P12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2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2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2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2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2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2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2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2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2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2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2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2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2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2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2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25"/>
          <text:p text:style-name="P124"/>
        </text:list-item>
      </text:list>
      <text:h text:style-name="P206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24339743890215" text:continue-list="list124339839289123" text:style-name="L3">
        <text:list-item>
          <text:p text:style-name="P126">275.oracle.sql</text:p>
        </text:list-item>
        <text:list-item>
          <text:p text:style-name="P126"><text:soft-page-break/>275.postgres.sql</text:p>
        </text:list-item>
        <text:list-item>
          <text:p text:style-name="P126">287.oracle.sql</text:p>
        </text:list-item>
        <text:list-item>
          <text:p text:style-name="P126">287.postgres.sql</text:p>
        </text:list-item>
        <text:list-item>
          <text:p text:style-name="P126">289.oracle.sql</text:p>
        </text:list-item>
        <text:list-item>
          <text:p text:style-name="P126">289.postgres.sql</text:p>
        </text:list-item>
      </text:list>
      <text:h text:style-name="P206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220951899" text:style-name="L7">
        <text:list-item>
          <text:p text:style-name="P127">275.properties</text:p>
        </text:list-item>
        <text:list-item>
          <text:p text:style-name="P127">282.properties</text:p>
        </text:list-item>
        <text:list-item>
          <text:p text:style-name="P127">289.properties</text:p>
        </text:list-item>
      </text:list>
      <text:p text:style-name="P76"/>
      <text:list xml:id="list124339911419773" text:continue-list="list124338644771745" text:style-name="Outline">
        <text:list-item>
          <text:h text:style-name="P189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1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4"/>
          </table:table-cell>
        </table:table-row>
      </table:table>
      <text:p text:style-name="P77"/>
      <text:h text:style-name="P207" text:outline-level="2"><text:bookmark-start text:name="__RefHeading___Toc660_249985081111"/>Modificacions incloses dins aquesta versió<text:bookmark-end text:name="__RefHeading___Toc660_249985081111"/></text:h>
      <text:list xml:id="list124339795465182" text:continue-list="list2471293184" text:style-name="L6">
        <text:list-item>
          <text:p text:style-name="P12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2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2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2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2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2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2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2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2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2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2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2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2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207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1476973897" text:style-name="L8">
        <text:list-item>
          <text:p text:style-name="P129">296.oracle.sql</text:p>
        </text:list-item>
        <text:list-item>
          <text:p text:style-name="P129">296.postgresql.sql</text:p>
        </text:list-item>
        <text:list-item>
          <text:p text:style-name="P129">301.oracle.sql</text:p>
        </text:list-item>
        <text:list-item>
          <text:p text:style-name="P129">301.postgresql.sql</text:p>
        </text:list-item>
        <text:list-item>
          <text:p text:style-name="P129">305.oracle.sql</text:p>
        </text:list-item>
        <text:list-item>
          <text:p text:style-name="P129">305.postresql.sql</text:p>
        </text:list-item>
        <text:list-item>
          <text:p text:style-name="P129">307.oracle.sql</text:p>
        </text:list-item>
        <text:list-item>
          <text:p text:style-name="P129"><text:soft-page-break/>307.postresql.sql</text:p>
        </text:list-item>
      </text:list>
      <text:h text:style-name="P207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705967627" text:style-name="L9">
        <text:list-item>
          <text:p text:style-name="P134">Sense canvis</text:p>
        </text:list-item>
      </text:list>
      <text:list xml:id="list124339785924718" text:continue-list="list124339911419773" text:style-name="Outline">
        <text:list-item>
          <text:h text:style-name="P190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2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5"/>
          </table:table-cell>
        </table:table-row>
      </table:table>
      <text:p text:style-name="P78"/>
      <text:h text:style-name="P208" text:outline-level="2"><text:bookmark-start text:name="__RefHeading___Toc660_2499850811111"/>Modificacions incloses dins aquesta versió<text:bookmark-end text:name="__RefHeading___Toc660_2499850811111"/></text:h>
      <text:list xml:id="list124339199954910" text:continue-list="list124339795465182" text:style-name="L6">
        <text:list-item>
          <text:p text:style-name="P13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208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1476434092" text:style-name="L10">
        <text:list-item>
          <text:p text:style-name="P135">Sense canvis</text:p>
        </text:list-item>
      </text:list>
      <text:h text:style-name="P208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3183076794" text:style-name="L11">
        <text:list-item>
          <text:p text:style-name="P136">Sense canvis</text:p>
        </text:list-item>
      </text:list>
      <text:list xml:id="list124339610108044" text:continue-list="list124339785924718" text:style-name="Outline">
        <text:list-item>
          <text:h text:style-name="P191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3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9">Modificació i esborrat de documents firmats, firma biomètrica i solució de bugs.</text:p>
          </table:table-cell>
        </table:table-row>
      </table:table>
      <text:list xml:id="list124339329753943" text:continue-numbering="true" text:style-name="Outline">
        <text:list-header>
          <text:h text:style-name="P209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949011359" text:style-name="L12">
        <text:list-item>
          <text:p text:style-name="P140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3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3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3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3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3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3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3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3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3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3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3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24338119265398" text:continue-list="list124339329753943" text:style-name="Outline">
        <text:list-item>
          <text:list>
            <text:list-header>
              <text:h text:style-name="P209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893384676" text:style-name="L13">
        <text:list-item>
          <text:p text:style-name="P130">30<text:span text:style-name="T27">0</text:span>.oracle.sql</text:p>
        </text:list-item>
        <text:list-item>
          <text:p text:style-name="P130">30<text:span text:style-name="T27">0</text:span>.postresql.sql</text:p>
        </text:list-item>
        <text:list-item>
          <text:p text:style-name="P131">30<text:span text:style-name="T23">2</text:span>.oracle.sql</text:p>
        </text:list-item>
        <text:list-item>
          <text:p text:style-name="P131">30<text:span text:style-name="T23">2</text:span>.postresql.sql</text:p>
        </text:list-item>
        <text:list-item>
          <text:p text:style-name="P132">3<text:span text:style-name="T24">15</text:span>.oracle.sql</text:p>
        </text:list-item>
        <text:list-item>
          <text:p text:style-name="P132">3<text:span text:style-name="T24">15</text:span>.postresql.sql</text:p>
        </text:list-item>
      </text:list>
      <text:list xml:id="list124339660257400" text:continue-list="list124338119265398" text:style-name="Outline">
        <text:list-header>
          <text:h text:style-name="P209" text:outline-level="2" text:is-list-header="true"><text:bookmark-start text:name="__RefHeading___Toc664_24998508111111"/>Canvis <text:span text:style-name="T8">en</text:span> les propietats de l’aplicació<text:bookmark-end text:name="__RefHeading___Toc664_24998508111111"/></text:h>
        </text:list-header>
      </text:list>
      <text:list xml:id="list3740025320" text:style-name="L14">
        <text:list-item>
          <text:p text:style-name="P141">302.properties</text:p>
        </text:list-item>
      </text:list>
      <text:p text:style-name="P91"><text:soft-page-break/></text:p>
      <text:p text:style-name="P91"/>
      <text:list xml:id="list124338358246615" text:continue-list="list124339660257400" text:style-name="Outline">
        <text:list-item>
          <text:h text:style-name="P192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4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80"/>
          </table:table-cell>
        </table:table-row>
      </table:table>
      <text:list xml:id="list124338274626667" text:continue-numbering="true" text:style-name="Outline">
        <text:list-header>
          <text:h text:style-name="P210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24338502830146" text:continue-list="list1949011359" text:style-name="L12">
        <text:list-item>
          <text:p text:style-name="P143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43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43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43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43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43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24339386930399" text:continue-list="list124338274626667" text:style-name="Outline">
        <text:list-header>
          <text:h text:style-name="P210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2245802305" text:style-name="L15">
        <text:list-item>
          <text:p text:style-name="P133">3<text:span text:style-name="T26">11</text:span>.oracle.sql</text:p>
        </text:list-item>
        <text:list-item>
          <text:p text:style-name="P133">3<text:span text:style-name="T26">11</text:span>.postresql.sql</text:p>
        </text:list-item>
      </text:list>
      <text:list xml:id="list124339488322343" text:continue-list="list124339386930399" text:style-name="Outline">
        <text:list-header>
          <text:h text:style-name="P210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263171239" text:style-name="L16">
        <text:list-item>
          <text:p text:style-name="P142">3<text:span text:style-name="T26">28</text:span>.properties</text:p>
        </text:list-item>
      </text:list>
      <text:p text:style-name="P92"/>
      <text:list xml:id="list124338479341902" text:continue-list="list124339488322343" text:style-name="Outline">
        <text:list-item>
          <text:h text:style-name="P193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5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81"/>
          </table:table-cell>
        </table:table-row>
      </table:table>
      <text:list xml:id="list124338148127460" text:continue-numbering="true" text:style-name="Outline">
        <text:list-header>
          <text:h text:style-name="P211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24338249076341" text:continue-list="list124338502830146" text:style-name="L12">
        <text:list-item>
          <text:p text:style-name="P144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44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44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44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44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44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44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44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44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44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24339253481568" text:continue-list="list124338148127460" text:style-name="Outline">
        <text:list-item>
          <text:list>
            <text:list-header>
              <text:h text:style-name="P211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2889861353" text:style-name="L17">
        <text:list-item>
          <text:p text:style-name="P145">346.oracle.sql</text:p>
        </text:list-item>
        <text:list-item>
          <text:p text:style-name="P145">346.postgresql.sql</text:p>
        </text:list-item>
      </text:list>
      <text:list xml:id="list124338632142827" text:continue-list="list124339253481568" text:style-name="Outline">
        <text:list-header>
          <text:h text:style-name="P211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1761661468" text:style-name="L18">
        <text:list-item>
          <text:p text:style-name="P146">341.properties</text:p>
        </text:list-item>
      </text:list>
      <text:p text:style-name="P93"/>
      <text:list xml:id="list124338572815061" text:continue-list="list124338632142827" text:style-name="Outline">
        <text:list-item>
          <text:h text:style-name="P194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6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2"/>
          </table:table-cell>
        </table:table-row>
      </table:table>
      <text:list xml:id="list124339015034147" text:continue-numbering="true" text:style-name="Outline">
        <text:list-header>
          <text:h text:style-name="P212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24338679486187" text:continue-list="list124338249076341" text:style-name="L12">
        <text:list-item>
          <text:p text:style-name="P147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60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24338502550328" text:continue-list="list124339015034147" text:style-name="Outline">
        <text:list-item>
          <text:list>
            <text:list-header>
              <text:h text:style-name="P212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25541646" text:style-name="L19">
        <text:list-item>
          <text:p text:style-name="P148">No canvis</text:p>
        </text:list-item>
      </text:list>
      <text:list xml:id="list124339700242295" text:continue-list="list124338502550328" text:style-name="Outline">
        <text:list-header>
          <text:h text:style-name="P212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1835906273" text:style-name="L20">
        <text:list-item>
          <text:p text:style-name="P149">No canvis</text:p>
        </text:list-item>
      </text:list>
      <text:p text:style-name="P94"/>
      <text:list xml:id="list124338888951775" text:continue-list="list124339700242295" text:style-name="Outline">
        <text:list-item>
          <text:h text:style-name="P185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7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3"/>
          </table:table-cell>
        </table:table-row>
      </table:table>
      <text:list xml:id="list124337877161653" text:continue-numbering="true" text:style-name="Outline">
        <text:list-header>
          <text:h text:style-name="P213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24337947836389" text:continue-list="list124338679486187" text:style-name="L12">
        <text:list-item>
          <text:p text:style-name="P161">#349: Poder seleccionar múltiples documents d'un expedient per descarregar versió imprimible i/o notificar.</text:p>
        </text:list-item>
        <text:list-item>
          <text:p text:style-name="P161">#350: Metaexpedient amb domini i poder filtrar a partir d'aquest domini</text:p>
        </text:list-item>
        <text:list-item>
          <text:p text:style-name="P161">#353: Recerca avançada d'usuaris en creació d'estats</text:p>
        </text:list-item>
        <text:list-item>
          <text:p text:style-name="P161">#355: MetaDocuments genèrics</text:p>
        </text:list-item>
        <text:list-item>
          <text:p text:style-name="P161">#356: Millores referents a les notificacions electròniques</text:p>
        </text:list-item>
        <text:list-item>
          <text:p text:style-name="P161">#358: Poder veure la informació del registre al detalls de notificació</text:p>
        </text:list-item>
        <text:list-item>
          <text:p text:style-name="P161">#360: Recuperar el justificant de recepció i guardar-lo dins l'expedient</text:p>
        </text:list-item>
        <text:list-item>
          <text:p text:style-name="P161">#363: Poder crear carpetes LÒGIQUES. Al SGD no hi haurà carpetes. (activar per propietat)</text:p>
        </text:list-item>
        <text:list-item>
          <text:p text:style-name="P161">#367: Poder cercar per DNI/Nom/Nom d'usuari en la gestió de firmes </text:p>
        </text:list-item>
        <text:list-item>
          <text:p text:style-name="P161"><text:span text:style-name="T30">#</text:span>368: Error llistant els enviaments d'un expedient amb contingut de tipus carpeta i document.</text:p>
        </text:list-item>
        <text:list-item>
          <text:p text:style-name="P161">#369: Integrar RIPEA amb portafib (REST) per poder definir fluxes de firma</text:p>
        </text:list-item>
        <text:list-item>
          <text:p text:style-name="P161">#370: Integrar RIPEA amb el component horitzontal de còpia autèntica DigitalIB</text:p>
        </text:list-item>
        <text:list-item>
          <text:p text:style-name="P161">#371: Manteniment tipus documentals</text:p>
        </text:list-item>
        <text:list-item>
          <text:p text:style-name="P161">#372: Poder triar el tipus de registre a l'hora de fer una importació (opció importar només disponible si s'activa per propietat)</text:p>
        </text:list-item>
        <text:list-item>
          <text:p text:style-name="P161">#373: Modificar la importació de documents per filtrar per tipus de registre (E/S) (opció importar només disponible si s'activa per propietat)</text:p>
        </text:list-item>
        <text:list-item>
          <text:p text:style-name="P161">#374: Poder amagar l'opció de Publicar per propietat (per defecte s'ha de mostrar) </text:p>
        </text:list-item>
        <text:list-item>
          <text:p text:style-name="P161">#375: Millores de l'opció importar documents des de Regweb (opció importar només disponible si s'activa per propietat)</text:p>
        </text:list-item>
        <text:list-item>
          <text:p text:style-name="P161">#376: Resoldre bug enviament avís a usuari sense correu.</text:p>
        </text:list-item>
        <text:list-item>
          <text:p text:style-name="P161">#377: Error llistant responsables portafirmes a partir del NIF </text:p>
        </text:list-item>
        <text:list-item>
          <text:p text:style-name="P161"><text:soft-page-break/>#378: Afegir columna serie al llistat de tipus de documents</text:p>
        </text:list-item>
        <text:list-item>
          <text:p text:style-name="P161">#379: Millores integració Ripea-SGD</text:p>
        </text:list-item>
        <text:list-item>
          <text:p text:style-name="P161">#380: Afegir botó per recuperar url validació document (activar per propietat)</text:p>
        </text:list-item>
        <text:list-item>
          <text:p text:style-name="P161">#381: Millores en la notificació de múltiples documents</text:p>
        </text:list-item>
      </text:list>
      <text:list xml:id="list124339876272051" text:continue-list="list124337877161653" text:style-name="Outline">
        <text:list-item>
          <text:list>
            <text:list-header>
              <text:h text:style-name="P213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1628197075" text:style-name="L21">
        <text:list-item>
          <text:p text:style-name="P150">350.oracle.sql</text:p>
        </text:list-item>
        <text:list-item>
          <text:p text:style-name="P150">350.postgresql.sql</text:p>
        </text:list-item>
        <text:list-item>
          <text:p text:style-name="P150">355.oracle.sql</text:p>
        </text:list-item>
        <text:list-item>
          <text:p text:style-name="P150">355.postgresql.sql</text:p>
        </text:list-item>
        <text:list-item>
          <text:p text:style-name="P150">358.oracle.sql</text:p>
        </text:list-item>
        <text:list-item>
          <text:p text:style-name="P150">358.postgresql.sql</text:p>
        </text:list-item>
        <text:list-item>
          <text:p text:style-name="P150">369.oracle.sql</text:p>
        </text:list-item>
        <text:list-item>
          <text:p text:style-name="P150">369.postgresql.sql</text:p>
        </text:list-item>
        <text:list-item>
          <text:p text:style-name="P150">371.oracle.sql</text:p>
        </text:list-item>
        <text:list-item>
          <text:p text:style-name="P150">371.postgresql.sql</text:p>
        </text:list-item>
      </text:list>
      <text:list xml:id="list124337982119806" text:continue-list="list124339876272051" text:style-name="Outline">
        <text:list-header>
          <text:h text:style-name="P213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3214320068" text:style-name="L22">
        <text:list-item>
          <text:p text:style-name="P151">360.properties</text:p>
        </text:list-item>
        <text:list-item>
          <text:p text:style-name="P151">363.properties</text:p>
        </text:list-item>
        <text:list-item>
          <text:p text:style-name="P151">367.properties</text:p>
        </text:list-item>
        <text:list-item>
          <text:p text:style-name="P151">369.properties</text:p>
        </text:list-item>
        <text:list-item>
          <text:p text:style-name="P151">370.properties</text:p>
        </text:list-item>
        <text:list-item>
          <text:p text:style-name="P151">374.properties</text:p>
        </text:list-item>
        <text:list-item>
          <text:p text:style-name="P151">380.properties</text:p>
        </text:list-item>
      </text:list>
      <text:p text:style-name="P95"/>
      <text:list xml:id="list124338006683446" text:continue-list="list124337982119806" text:style-name="Outline">
        <text:list-item>
          <text:h text:style-name="P195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8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4"/>
          </table:table-cell>
        </table:table-row>
      </table:table>
      <text:list xml:id="list124338420269876" text:continue-numbering="true" text:style-name="Outline">
        <text:list-header>
          <text:h text:style-name="P214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24338650786865" text:continue-list="list124337947836389" text:style-name="L12">
        <text:list-item>
          <text:p text:style-name="P162">#384: Simplificar operacions d'adjuntar documents a expedients</text:p>
        </text:list-item>
        <text:list-item>
          <text:p text:style-name="P162">#392: Integració amb signatura externa</text:p>
        </text:list-item>
        <text:list-item>
          <text:p text:style-name="P162">#403: Creació de test unitaris JUnit per depurar errors de gestió d'expedients</text:p>
        </text:list-item>
        <text:list-item>
          <text:p text:style-name="P162">#405: Gestió de documents esborranys dins Ripea</text:p>
        </text:list-item>
        <text:list-item>
          <text:p text:style-name="P162">#407: Recuperar enllaç amb CSV dels documents DEFINITIUS (no firmats)</text:p>
        </text:list-item>
        <text:list-item>
          <text:p text:style-name="P162">#408: Treure eliminació d'expedients tancats</text:p>
        </text:list-item>
        <text:list-item>
          <text:p text:style-name="P162">#409: Revisar nom del documents després de firmar</text:p>
        </text:list-item>
        <text:list-item>
          <text:p text:style-name="P162">#410: Afegir segona validació en la importació d'assentaments registrals</text:p>
        </text:list-item>
        <text:list-item>
          <text:p text:style-name="P162">#411: Arreglar visualització dels missatges d'error</text:p>
        </text:list-item>
        <text:list-item>
          <text:p text:style-name="P162">#412: Revisar tipus de document dels interessats (sempre carrega NIF)</text:p>
        </text:list-item>
        <text:list-item>
          <text:p text:style-name="P162">#413: Revisar paginació expedients</text:p>
        </text:list-item>
        <text:list-item>
          <text:p text:style-name="P162">#414: Revisar error a l'hora de guardar certificació de Notific@ dins l'expedient</text:p>
        </text:list-item>
        <text:list-item>
          <text:p text:style-name="P162">#416: Borrar un expedient que no hem agafat</text:p>
        </text:list-item>
        <text:list-item>
          <text:p text:style-name="P162">#417: El camp de municipi surt buid</text:p>
        </text:list-item>
        <text:list-item>
          <text:p text:style-name="P162">#418: Relacionar expedient quan l'usuari no el té agafat</text:p>
        </text:list-item>
        <text:list-item>
          <text:p text:style-name="P162">#419: Llistat d'expedients a relacionar</text:p>
        </text:list-item>
        <text:list-item>
          <text:p text:style-name="P162">#420: Relacionar mutuament dos expedients</text:p>
        </text:list-item>
        <text:list-item>
          <text:p text:style-name="P162">#421: Revisar enviament correu del canvi d'estat d'una notificació</text:p>
        </text:list-item>
        <text:list-item>
          <text:p text:style-name="P162">#422: Falla la creació dels expedients</text:p>
        </text:list-item>
        <text:list-item>
          <text:p text:style-name="P162">#423: Falla la creació del flux de firma quan l'usuari no és Administrador</text:p>
        </text:list-item>
      </text:list>
      <text:list xml:id="list124338032386118" text:continue-list="list124338420269876" text:style-name="Outline">
        <text:list-item>
          <text:list>
            <text:list-header>
              <text:h text:style-name="P214" text:outline-level="2" text:is-list-header="true"><text:bookmark-start text:name="__RefHeading___Toc1006_1806918254111111"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2038463673" text:style-name="L23">
        <text:list-item>
          <text:p text:style-name="P152">No canvis</text:p>
        </text:list-item>
      </text:list>
      <text:p text:style-name="P96"><text:soft-page-break/></text:p>
      <text:list xml:id="list124339190888048" text:continue-list="list124338032386118" text:style-name="Outline">
        <text:list-header>
          <text:h text:style-name="P214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3332617823" text:style-name="L24">
        <text:list-item>
          <text:p text:style-name="P153">4<text:span text:style-name="T36">05.properties</text:span></text:p>
        </text:list-item>
      </text:list>
      <text:list xml:id="list124339958624692" text:continue-list="list124339190888048" text:style-name="Outline">
        <text:list-item>
          <text:h text:style-name="P196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9"><text:date style:data-style-name="N104" text:date-value="2021-01-04T12:43:37.830000235">4.01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5"/>
          </table:table-cell>
        </table:table-row>
      </table:table>
      <text:list xml:id="list124338795300306" text:continue-numbering="true" text:style-name="Outline">
        <text:list-header>
          <text:h text:style-name="P215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24339470407251" text:continue-list="list124338650786865" text:style-name="L12">
        <text:list-item>
          <text:p text:style-name="P163">#332: Error creant un nou expedient amb un registre provinent de regweb-distribució per rol d’usuari</text:p>
        </text:list-item>
        <text:list-item>
          <text:p text:style-name="P163">#334: Revisió/control d’error de BD quan es fa un ‘Reintentar procesamiento’ d’un annex ja fallit</text:p>
        </text:list-item>
        <text:list-item>
          <text:p text:style-name="P163">#342: Comportament de propietats d'enviament de notificació</text:p>
        </text:list-item>
        <text:list-item>
          <text:p text:style-name="P163">#343: <text:s/>Igualar comportament del NOTIB al enviar notificacions des de RIPEA</text:p>
        </text:list-item>
        <text:list-item>
          <text:p text:style-name="P163">#357: Millores referents als enviaments de les notificacions electròniques</text:p>
        </text:list-item>
        <text:list-item>
          <text:p text:style-name="P163">#359: Millores referents a enviaments CIE</text:p>
        </text:list-item>
        <text:list-item>
          <text:p text:style-name="P163">#361: Juntar/relacionar el tema dels estats amb les tasques.</text:p>
        </text:list-item>
        <text:list-item>
          <text:p text:style-name="P163">#362: Data límit per les tasques</text:p>
        </text:list-item>
        <text:list-item>
          <text:p text:style-name="P163">#364: Avís sobre aquells expedients en què hi ha un esdeveniment pendent de gestionar</text:p>
        </text:list-item>
        <text:list-item>
          <text:p text:style-name="P163">#366: Millores en la pantalla de tasques</text:p>
        </text:list-item>
        <text:list-item>
          <text:p text:style-name="P163">#399: Metadades amb dominis i cerca/filtre per valor d'aquests dominis.</text:p>
        </text:list-item>
        <text:list-item>
          <text:p text:style-name="P163">#402: Afegir causa de rebuig a Portafib</text:p>
        </text:list-item>
        <text:list-item>
          <text:p text:style-name="P163">#424: Millorar el sistema de tasques</text:p>
        </text:list-item>
        <text:list-item>
          <text:p text:style-name="P163">#425: Millores al sistema de notificacions</text:p>
        </text:list-item>
        <text:list-item>
          <text:p text:style-name="P163">#429: Modificar tamany de camps de la taula IPA_REGISTRE</text:p>
        </text:list-item>
        <text:list-item>
          <text:p text:style-name="P163">#432: Afegir camp de descripció de document</text:p>
        </text:list-item>
        <text:list-item>
          <text:p text:style-name="P163">#433: Mostrar destinataris del Flux de firmes que hi ha per defecte</text:p>
        </text:list-item>
        <text:list-item>
          <text:p text:style-name="P163">#434: Poder afegir comentari a l'assignació d'una tasca</text:p>
        </text:list-item>
        <text:list-item>
          <text:p text:style-name="P163">#435: Error al crear flux de firmes</text:p>
        </text:list-item>
        <text:list-item>
          <text:p text:style-name="P163">#437: Problemes per editar un flux de firmes existent</text:p>
        </text:list-item>
        <text:list-item>
          <text:p text:style-name="P163">#438: No se puede enviar un documento a firmar con un flujo de firmas predefinido</text:p>
        </text:list-item>
        <text:list-item>
          <text:p text:style-name="P163"><text:soft-page-break/>#439: Tipus de flux de firma Simple: No results found </text:p>
        </text:list-item>
        <text:list-item>
          <text:p text:style-name="P163">#440: Poder mover documentos a carpetas</text:p>
        </text:list-item>
        <text:list-item>
          <text:p text:style-name="P163">#441: Depuració d'errors i millores als fluxos de firma</text:p>
        </text:list-item>
        <text:list-item>
          <text:p text:style-name="P163">#442: Actualitzar UUID de l'expedient una vegada s'ha tancat</text:p>
        </text:list-item>
        <text:list-item>
          <text:p text:style-name="P163">#443: Revisió de literals de fluxos de firma</text:p>
        </text:list-item>
        <text:list-item>
          <text:p text:style-name="P163">#444: Mostrar desplegable amb fluxos de plantilla existents</text:p>
        </text:list-item>
        <text:list-item>
          <text:p text:style-name="P163">#445: Afegir filtre al desplegable de tipus d'expedients</text:p>
        </text:list-item>
        <text:list-item>
          <text:p text:style-name="P163">#447: Afegir el nom del tipus d'expedient al disseny del mateix</text:p>
        </text:list-item>
        <text:list-item>
          <text:p text:style-name="P163">#448: Plantilla de tipus de document no funciona</text:p>
        </text:list-item>
        <text:list-item>
          <text:p text:style-name="P163">#449: Error amb Firma amb passarel·la</text:p>
        </text:list-item>
        <text:list-item>
          <text:p text:style-name="P163">#450: Error al crear un tipus de document amb firma amb portafirmes</text:p>
        </text:list-item>
        <text:list-item>
          <text:p text:style-name="P163">#451: Crear petición de firma con Anexos</text:p>
        </text:list-item>
        <text:list-item>
          <text:p text:style-name="P163">#452: Error AJAX: [0] abort al afegir responsables de firma</text:p>
        </text:list-item>
        <text:list-item>
          <text:p text:style-name="P163">#453: Títol incorrecte per l'edició de tipus de document</text:p>
        </text:list-item>
        <text:list-item>
          <text:p text:style-name="P163">#454: Optimitzar enviament d'anexos en les notificacions</text:p>
        </text:list-item>
        <text:list-item>
          <text:p text:style-name="P163">#455: Revisar codis de pais, província i municipi en l'enviament postal de notificacions</text:p>
        </text:list-item>
        <text:list-item>
          <text:p text:style-name="P163">#458: No ha d'aparèixer el requadre d'arrosegar document si no tens agafada la tasca</text:p>
        </text:list-item>
        <text:list-item>
          <text:p text:style-name="P163">#459: Canviar literal "Estat d'elaboració"</text:p>
        </text:list-item>
        <text:list-item>
          <text:p text:style-name="P163">#461: Error firmant documents que estan dins una carpeta (APB)</text:p>
        </text:list-item>
        <text:list-item>
          <text:p text:style-name="P163">#463: No es pot obrir l'expedient (Error reading 'fitxerExtension' on type es.caib.ripea.core.api.dto.DocumentDto)</text:p>
        </text:list-item>
        <text:list-item>
          <text:p text:style-name="P163">#464: NullPointerException a l'hora de notificar el ZIP resultat d'una concatenació</text:p>
        </text:list-item>
        <text:list-item>
          <text:p text:style-name="P163">#465: Poder concatenar i notificar documents definitius (no firmats)</text:p>
        </text:list-item>
        <text:list-item>
          <text:p text:style-name="P164">#467: <text:span text:style-name="T38">Error en crear document</text:span></text:p>
        </text:list-item>
        <text:list-item>
          <text:p text:style-name="P164">#469: <text:span text:style-name="T38">Error en notificar un document</text:span></text:p>
        </text:list-item>
        <text:list-item>
          <text:p text:style-name="P164">#471 Afegir els detalls de la notificació realitzada</text:p>
        </text:list-item>
        <text:list-item>
          <text:p text:style-name="P164">#472 Missatge "Ajax error" al enviar notificació</text:p>
        </text:list-item>
        <text:list-item>
          <text:p text:style-name="P164">#474 Mostrar progrés durant l'enviament d'una notificació</text:p>
        </text:list-item>
        <text:list-item>
          <text:p text:style-name="P164">#476 No es mostren les dades de l'enviament</text:p>
        </text:list-item>
        <text:list-item>
          <text:p text:style-name="P164"><text:soft-page-break/>#481 Error al menú d'accions d'un expedient</text:p>
        </text:list-item>
      </text:list>
      <text:list xml:id="list124338170770278" text:continue-list="list124338795300306" text:style-name="Outline">
        <text:list-item>
          <text:list>
            <text:list-header>
              <text:h text:style-name="P215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319403398" text:style-name="L25">
        <text:list-item>
          <text:p text:style-name="P154">343.oracle.sql</text:p>
        </text:list-item>
        <text:list-item>
          <text:p text:style-name="P154">343.postgresql.sql</text:p>
        </text:list-item>
        <text:list-item>
          <text:p text:style-name="P154">350.oracle.sql</text:p>
        </text:list-item>
        <text:list-item>
          <text:p text:style-name="P154">350.postgresql.sql</text:p>
        </text:list-item>
        <text:list-item>
          <text:p text:style-name="P154">361.oracle.sql</text:p>
        </text:list-item>
        <text:list-item>
          <text:p text:style-name="P154">361.postresql.sql</text:p>
        </text:list-item>
        <text:list-item>
          <text:p text:style-name="P154">362.oracle.sql</text:p>
        </text:list-item>
        <text:list-item>
          <text:p text:style-name="P154">362.postgres.sql</text:p>
        </text:list-item>
        <text:list-item>
          <text:p text:style-name="P154">402.oracle.sql</text:p>
        </text:list-item>
        <text:list-item>
          <text:p text:style-name="P154">402.postgres.sql</text:p>
        </text:list-item>
        <text:list-item>
          <text:p text:style-name="P154">429.oracle.sql</text:p>
        </text:list-item>
        <text:list-item>
          <text:p text:style-name="P154">429.postgresql.sql</text:p>
        </text:list-item>
        <text:list-item>
          <text:p text:style-name="P154">432.oracle.sql</text:p>
        </text:list-item>
        <text:list-item>
          <text:p text:style-name="P154">432.postgres.sql</text:p>
        </text:list-item>
        <text:list-item>
          <text:p text:style-name="P154">434.oracle.sql</text:p>
        </text:list-item>
        <text:list-item>
          <text:p text:style-name="P154">434.postgresql.sql</text:p>
        </text:list-item>
        <text:list-item>
          <text:p text:style-name="P154">435.oracle.sql</text:p>
        </text:list-item>
        <text:list-item>
          <text:p text:style-name="P154">43<text:span text:style-name="T37">5</text:span>.postgres.sql</text:p>
        </text:list-item>
        <text:list-item>
          <text:p text:style-name="P154">450.oracle.sql</text:p>
        </text:list-item>
        <text:list-item>
          <text:p text:style-name="P154">450.postgres.sql</text:p>
        </text:list-item>
      </text:list>
      <text:p text:style-name="P97"/>
      <text:list xml:id="list124338932209685" text:continue-list="list124338170770278" text:style-name="Outline">
        <text:list-header>
          <text:h text:style-name="P215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3451552417" text:style-name="L26">
        <text:list-item>
          <text:p text:style-name="P165">350.properties</text:p>
        </text:list-item>
        <text:list-item>
          <text:p text:style-name="P165">362.properties</text:p>
        </text:list-item>
        <text:list-item>
          <text:p text:style-name="P165">439.properties</text:p>
        </text:list-item>
        <text:list-item>
          <text:p text:style-name="P165">440.properties</text:p>
        </text:list-item>
      </text:list>
      <text:p text:style-name="P97"><text:soft-page-break/></text:p>
      <text:list xml:id="list124339882107664" text:continue-list="list124338932209685" text:style-name="Outline">
        <text:list-item>
          <text:h text:style-name="P197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4"><text:change text:change-id="ct1744982804256"/><text:change-start text:change-id="ct1744982797056"/>24.09.2020<text:change-end text:change-id="ct174498279705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6"/>
          </table:table-cell>
        </table:table-row>
      </table:table>
      <text:list xml:id="list124338012595749" text:continue-numbering="true" text:style-name="Outline">
        <text:list-header>
          <text:h text:style-name="P216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778635312" text:style-name="L27">
        <text:list-item>
          <text:p text:style-name="P167">#<text:span text:style-name="T39">551</text:span>: <text:span text:style-name="T39">Error al modificar dades de l’expedient de tipus múltiple</text:span></text:p>
        </text:list-item>
        <text:list-item>
          <text:p text:style-name="P167">#548: Error al modificar informació d'una tasca ja creada </text:p>
        </text:list-item>
        <text:list-item>
          <text:p text:style-name="P167">#494: Gestió de grups </text:p>
        </text:list-item>
        <text:list-item>
          <text:p text:style-name="P167">#547: Error en els camps obligatoris al crear de permisos <text:s/></text:p>
        </text:list-item>
        <text:list-item>
          <text:p text:style-name="P167">#546: Comprovació de camps obligatoris al crear una metadada </text:p>
        </text:list-item>
        <text:list-item>
          <text:p text:style-name="P167">#394: Adaptació de RIPEA per gestionar procediments comuns <text:s/></text:p>
        </text:list-item>
        <text:list-item>
          <text:p text:style-name="P167">#541: LinkageError al modificar tipus de document <text:s/></text:p>
        </text:list-item>
        <text:list-item>
          <text:p text:style-name="P167">#512: Error en esborrar expedient </text:p>
        </text:list-item>
        <text:list-item>
          <text:p text:style-name="P167">#540: <text:span text:style-name="T40">V</text:span>alidar caràcters acceptats en NOTIFIC@ al formulari de notificacions </text:p>
        </text:list-item>
        <text:list-item>
          <text:p text:style-name="P167">#539: Revisar metadades NTI dels documents IMPORTATS <text:s/></text:p>
        </text:list-item>
        <text:list-item>
          <text:p text:style-name="P167">#486: Les accions massives es queden bloquejades si falla la primera execució en cua <text:s/></text:p>
        </text:list-item>
        <text:list-item>
          <text:p text:style-name="P167">#532: Revisar les metadades NTI de l'expedient </text:p>
        </text:list-item>
        <text:list-item>
          <text:p text:style-name="P167">#527: Millorar funció d'enviament massiu a Portafirmes <text:s/></text:p>
        </text:list-item>
        <text:list-item>
          <text:p text:style-name="P167">#526: Generar ZIP amb un índex de l'expedient.</text:p>
        </text:list-item>
        <text:list-item>
          <text:p text:style-name="P167">#511: No s'actualitza el document signat amb plantilla de flux de firmes i firmes externes </text:p>
        </text:list-item>
        <text:list-item>
          <text:p text:style-name="P167">#397: Preparar RIPEA per una administració distribuïda d’expedients</text:p>
        </text:list-item>
        <text:list-item>
          <text:p text:style-name="P167">#495: No permetre esborrar tipus de documents si existeixen documents d'aquest tipus</text:p>
        </text:list-item>
        <text:list-item>
          <text:p text:style-name="P167">#536: No es poden notificar documents dins un carpeta</text:p>
        </text:list-item>
        <text:list-item>
          <text:p text:style-name="P167">#505: Refrescar document signat amb passarel·la</text:p>
        </text:list-item>
        <text:list-item>
          <text:p text:style-name="P167">#528: Error seguiment d'enviament a portafirmes.</text:p>
        </text:list-item>
        <text:list-item>
          <text:p text:style-name="P167">#535: Camp obligatori "Tipus documental" del tipus de document no es valida correctament.</text:p>
        </text:list-item>
        <text:list-item>
          <text:p text:style-name="P167">#534: Aplicació sense "resposta" a determinades accions</text:p>
        </text:list-item>
        <text:list-item>
          <text:p text:style-name="P167"><text:soft-page-break/>#533: Revisar la importació de documents de Regweb (APB)</text:p>
        </text:list-item>
        <text:list-item>
          <text:p text:style-name="P167">#396: Classificar tipologies d’expedients <text:s/></text:p>
        </text:list-item>
        <text:list-item>
          <text:p text:style-name="P167">#519: Revisar literals i missatges en castellà <text:s/></text:p>
        </text:list-item>
        <text:list-item>
          <text:p text:style-name="P167">#482: Incorporar funcionalitat de firma en servidor</text:p>
        </text:list-item>
        <text:list-item>
          <text:p text:style-name="P167">#530: Problema amb les dades de l'interessat</text:p>
        </text:list-item>
        <text:list-item>
          <text:p text:style-name="P167">#504: Afegir núm d'expedient a la notificació</text:p>
        </text:list-item>
        <text:list-item>
          <text:p text:style-name="P167">#468: Revisar títol llistat de tipus de documents</text:p>
        </text:list-item>
        <text:list-item>
          <text:p text:style-name="P167">#478: Traducció de literals del paginador</text:p>
        </text:list-item>
        <text:list-item>
          <text:p text:style-name="P167">#470: Gestió d'interessats: Balears per defecte al llistat de províncies</text:p>
        </text:list-item>
        <text:list-item>
          <text:p text:style-name="P167">#490: Desactivar el botó Notificar una vegada fet clic</text:p>
        </text:list-item>
        <text:list-item>
          <text:p text:style-name="P167">#489: No permetre afegir més documents si no hi ha tipologies de documents disponibles (s'ha arribat a la multiplicitat màxima)</text:p>
        </text:list-item>
        <text:list-item>
          <text:p text:style-name="P167">#525: Modificar el peu de pàgina per a mostrar la versió i la data de compilació <text:s/></text:p>
        </text:list-item>
        <text:list-item>
          <text:p text:style-name="P167">#491: Desactivar el botó guardar document una vegada fet clic</text:p>
        </text:list-item>
        <text:list-item>
          <text:p text:style-name="P167">#483: Document tipus erroni als detalls de seguiment portafirmes <text:s/></text:p>
        </text:list-item>
        <text:list-item>
          <text:p text:style-name="P167">#514: Error al crear un expedient amb espais en blanc</text:p>
        </text:list-item>
        <text:list-item>
          <text:p text:style-name="P167">#503: Error en crear un expedient amb nom repetit</text:p>
        </text:list-item>
        <text:list-item>
          <text:p text:style-name="P167">#522: Error en crear tasca</text:p>
        </text:list-item>
        <text:list-item>
          <text:p text:style-name="P167">#501: Canvi en nombre registres llista i recordar selecció</text:p>
        </text:list-item>
        <text:list-item>
          <text:p text:style-name="P167">#521: Afegir URL de l'expedient al visor en l'enviament a Portafirmes</text:p>
        </text:list-item>
        <text:list-item>
          <text:p text:style-name="P167">#499: Nova columna a la taula d'expedients</text:p>
        </text:list-item>
        <text:list-item>
          <text:p text:style-name="P167">#497: Millora avisos</text:p>
        </text:list-item>
        <text:list-item>
          <text:p text:style-name="P167">#523: Activar/desactivar la creació dels tipus documentals amb una propietat </text:p>
        </text:list-item>
        <text:list-item>
          <text:p text:style-name="P167">#507: No s'està informant correctament la metadada normativa en document</text:p>
        </text:list-item>
        <text:list-item>
          <text:p text:style-name="P167">#513: De vegades falla la tornada de PF i es queda el document bloquejat en pendent de signatura</text:p>
        </text:list-item>
        <text:list-item>
          <text:p text:style-name="P167">#506: Problema amb el tipus ENI de document "Convocatòria"</text:p>
        </text:list-item>
        <text:list-item>
          <text:p text:style-name="P167">#479: Establir una mida màxima al nom i descripció d'un document</text:p>
        </text:list-item>
        <text:list-item>
          <text:p text:style-name="P167">#477: Valor per defecte per les dades d'un expedient</text:p>
        </text:list-item>
        <text:list-item>
          <text:p text:style-name="P167">#509: Tipus de document en alta de document posar-ho buit per defecte</text:p>
        </text:list-item>
        <text:list-item>
          <text:p text:style-name="P167"><text:soft-page-break/>#510: Les finestres modals es tanquen</text:p>
        </text:list-item>
        <text:list-item>
          <text:p text:style-name="P167">#498: No enviar canvi estat notificació finalitzada a Processada</text:p>
        </text:list-item>
        <text:list-item>
          <text:p text:style-name="P167">#500: Afegir enllaç a l'expedient</text:p>
        </text:list-item>
        <text:list-item>
          <text:p text:style-name="P167">#508: Falta text d'error en camp email d'interessat</text:p>
        </text:list-item>
        <text:list-item>
          <text:p text:style-name="P167">#485: Error executant una acció massiva</text:p>
        </text:list-item>
        <text:list-item>
          <text:p text:style-name="P167">#475: Afegir certificació de la notificació</text:p>
        </text:list-item>
        <text:list-item>
          <text:p text:style-name="P167">#330: Permetre agrupar correus en la configuració d’usuari de RIPEA</text:p>
        </text:list-item>
        <text:list-item>
          <text:p text:style-name="P167">#467: Error en crear <text:span text:style-name="T44">document</text:span></text:p>
        </text:list-item>
        <text:list-item>
          <text:p text:style-name="P167">#456: Deshabilitar les notificacions si no hi ha cap interessat per a notificar</text:p>
        </text:list-item>
        <text:list-item>
          <text:p text:style-name="P167">#484: Error llistant el contingut d'una execució massiva</text:p>
        </text:list-item>
        <text:list-item>
          <text:p text:style-name="P167">#493: Error copiant l'enllaç CSV del document</text:p>
        </text:list-item>
      </text:list>
      <text:list xml:id="list124338149869074" text:continue-list="list124338012595749" text:style-name="Outline">
        <text:list-item>
          <text:list>
            <text:list-header>
              <text:h text:style-name="P216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2215589291" text:style-name="L28">
        <text:list-item>
          <text:p text:style-name="P168"><text:span text:style-name="T29">330.oracle.sql</text:span></text:p>
        </text:list-item>
        <text:list-item>
          <text:p text:style-name="P155">3<text:span text:style-name="T41">30</text:span>.postgresql.sql</text:p>
        </text:list-item>
        <text:list-item>
          <text:p text:style-name="P169"><text:span text:style-name="T29">396.oracle.sql</text:span></text:p>
        </text:list-item>
        <text:list-item>
          <text:p text:style-name="P156">3<text:span text:style-name="T42">96</text:span>.postgresql.sql</text:p>
        </text:list-item>
        <text:list-item>
          <text:p text:style-name="P170"><text:span text:style-name="T42">428.oracle.sql</text:span></text:p>
        </text:list-item>
        <text:list-item>
          <text:p text:style-name="P157"><text:span text:style-name="T42">428</text:span>.postgresql.sql</text:p>
        </text:list-item>
        <text:list-item>
          <text:p text:style-name="P170"><text:span text:style-name="T42">494.oracle.sql</text:span></text:p>
        </text:list-item>
        <text:list-item>
          <text:p text:style-name="P157"><text:span text:style-name="T42">494</text:span>.postgresql.sql</text:p>
        </text:list-item>
        <text:list-item>
          <text:p text:style-name="P170"><text:span text:style-name="T42">497.oracle.sql</text:span></text:p>
        </text:list-item>
        <text:list-item>
          <text:p text:style-name="P157"><text:span text:style-name="T42">497</text:span>.postgresql.sql</text:p>
        </text:list-item>
      </text:list>
      <text:list xml:id="list124338380400594" text:continue-list="list124338149869074" text:style-name="Outline">
        <text:list-header>
          <text:h text:style-name="P216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845449394" text:style-name="L29">
        <text:list-item>
          <text:p text:style-name="P166">3<text:span text:style-name="T41">3</text:span>0.properties</text:p>
        </text:list-item>
        <text:list-item>
          <text:p text:style-name="P166"><text:span text:style-name="T43">485</text:span>.properties</text:p>
        </text:list-item>
        <text:list-item>
          <text:p text:style-name="P171"><text:span text:style-name="T43">521.properties</text:span></text:p>
        </text:list-item>
        <text:list-item>
          <text:p text:style-name="P166"><text:span text:style-name="T43">523</text:span>.properties</text:p>
        </text:list-item>
      </text:list>
      <text:list xml:id="list124339237482641" text:continue-list="list124338380400594" text:style-name="Outline">
        <text:list-item>
          <text:h text:style-name="P198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0"><text:change text:change-id="ct1744982798496"/><text:change-start text:change-id="ct1744982801616"/><text:span text:style-name="T47">01</text:span><text:change-end text:change-id="ct1744982801616"/><text:change-start text:change-id="ct1744982797776"/><text:span text:style-name="T47">.10.2020</text:span><text:change-end text:change-id="ct1744982797776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7"/>
          </table:table-cell>
        </table:table-row>
      </table:table>
      <text:list xml:id="list124339454939231" text:continue-numbering="true" text:style-name="Outline">
        <text:list-header>
          <text:h text:style-name="P217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24338755970667" text:continue-list="list3159952477" text:style-name="L1">
        <text:list-item>
          <text:p text:style-name="P104"><text:change text:change-id="ct1744982800416"/><text:change-start text:change-id="ct1744982802576"/><text:span text:style-name="T46">#</text:span>460: <text:change-end text:change-id="ct1744982802576"/><text:change-start text:change-id="ct1744982806416"/>Missatge d'expedients existents a l'hora d'esborrar un tipus d'expedient <text:s/></text:p>
        </text:list-item>
        <text:list-item>
          <text:p text:style-name="P104">#480: Afegir opció d'escollir un flux de firma existent a l'hora d'enviar un document al portafirmes<text:change-end text:change-id="ct1744982806416"/></text:p>
        </text:list-item>
        <text:list-item>
          <text:p text:style-name="P104"><text:change-start text:change-id="ct1744982799936"/>#496: <text:change-end text:change-id="ct1744982799936"/>Actualitzar llibreria de datatables a versió 1.10+ <text:change text:change-id="ct1744982806176"/><text:s/><text:change text:change-id="ct1744982801856"/><text:change-start text:change-id="ct1744982796816"/></text:p>
        </text:list-item>
        <text:list-item>
          <text:p text:style-name="P104">#516: Afegir el nom del fitxer després d'arrossegar un fitxer </text:p>
        </text:list-item>
        <text:list-item>
          <text:p text:style-name="P104">#518: Error en crear interessats duplicats </text:p>
        </text:list-item>
        <text:list-item>
          <text:p text:style-name="P104">#529: Millorar el seguiment de signatura amb varis signants <text:change-end text:change-id="ct1744982796816"/><text:change-start text:change-id="ct1744982809296"/></text:p>
        </text:list-item>
        <text:list-item>
          <text:p text:style-name="P104">#531: Afegir manual d'usuari </text:p>
        </text:list-item>
        <text:list-item>
          <text:p text:style-name="P104">Afegir manual d'usuari #1 53<text:change-end text:change-id="ct1744982809296"/><text:change-start text:change-id="ct1744982799216"/></text:p>
        </text:list-item>
        <text:list-item>
          <text:p text:style-name="P104">#543: Controlar l'error de contingut no trobat </text:p>
        </text:list-item>
        <text:list-item>
          <text:p text:style-name="P104">#544: Històric d'accions i esdeveniments <text:s/><text:change-end text:change-id="ct1744982799216"/><text:change-start text:change-id="ct1744982799456"/></text:p>
        </text:list-item>
        <text:list-item>
          <text:p text:style-name="P104">#554: Permetre cercar expedients per codi SIA <text:change-end text:change-id="ct1744982799456"/><text:change-start text:change-id="ct1744982809536"/></text:p>
        </text:list-item>
        <text:list-item>
          <text:p text:style-name="P104">#555: Permetre cercar expedients per òrgan gestor <text:s/></text:p>
        </text:list-item>
        <text:list-item>
          <text:p text:style-name="P104">#556: Afegir el codi SIA a la columna Tipus del llistat d'expedients <text:s/></text:p>
        </text:list-item>
        <text:list-item>
          <text:p text:style-name="P104">#561: Incloure el motiu de rebuig a l'alerta de l'expedient <text:s/></text:p>
        </text:list-item>
        <text:list-item>
          <text:p text:style-name="P104"><text:change-end text:change-id="ct1744982809536"/><text:change-start text:change-id="ct1744982800656"/>#562:<text:change-end text:change-id="ct1744982800656"/><text:change-start text:change-id="ct1744982804496"/> Revisar nom interessat </text:p>
        </text:list-item>
        <text:list-item>
          <text:p text:style-name="P104">#563: Revisar permisos d'accés dels usuaris a les accions massives<text:change-end text:change-id="ct1744982804496"/><text:change-start text:change-id="ct1744982796336"/></text:p>
        </text:list-item>
        <text:list-item>
          <text:p text:style-name="P104">#565 : Error al crear una carpeta dins un expedient <text:change-end text:change-id="ct1744982796336"/><text:change-start text:change-id="ct1744982802816"/></text:p>
        </text:list-item>
        <text:list-item>
          <text:p text:style-name="P104"><text:s/>#574: Canvi d'ordre en responsables portafirmes<text:change-end text:change-id="ct1744982802816"/></text:p>
        </text:list-item>
      </text:list>
      <text:list xml:id="list124340034238200" text:continue-list="list124339454939231" text:style-name="Outline">
        <text:list-item>
          <text:list>
            <text:list-header>
              <text:h text:style-name="P217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3995054366" text:style-name="L30">
        <text:list-item>
          <text:p text:style-name="P172"><text:span text:style-name="T29">330.oracle.sql</text:span></text:p>
        </text:list-item>
        <text:list-item>
          <text:p text:style-name="P158">3<text:span text:style-name="T41">30</text:span>.postgresql.sql</text:p>
        </text:list-item>
      </text:list>
      <text:list xml:id="list124338491516614" text:continue-list="list124340034238200" text:style-name="Outline">
        <text:list-header>
          <text:h text:style-name="P217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1081037104" text:style-name="L31">
        <text:list-item>
          <text:p text:style-name="P173">No aplica<text:change-start text:change-id="ct1744982808576"/></text:p>
        </text:list-item>
      </text:list>
      <text:list xml:id="list124339242258963" text:continue-list="list124338491516614" text:style-name="Outline">
        <text:list-item>
          <text:h text:style-name="P199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1"><text:date style:data-style-name="N104" text:date-value="2021-01-04T12:43:37.874999740">4.01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8"/>
          </table:table-cell>
        </table:table-row>
      </table:table>
      <text:list xml:id="list124338316548123" text:continue-numbering="true" text:style-name="Outline">
        <text:list-header>
          <text:h text:style-name="P218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24339476905605" text:continue-list="list124338755970667" text:style-name="L1">
        <text:list-item>
          <text:p text:style-name="P175">#385: Permetre canvis d'estat massius d'expedients</text:p>
        </text:list-item>
        <text:list-item>
          <text:p text:style-name="P175">#386: Permetre el tancament massiu d'expedients</text:p>
        </text:list-item>
        <text:list-item>
          <text:p text:style-name="P175">#387: Millores a la tramitació massiva</text:p>
        </text:list-item>
        <text:list-item>
          <text:p text:style-name="P105"><text:span text:style-name="T46">#389: </text:span>Incorporar mòdul per generar estadístiques i informes d'utilització de RIPEA</text:p>
        </text:list-item>
        <text:list-item>
          <text:p text:style-name="P175">#391: Integració amb la gestió de càrrecs de Portafib</text:p>
        </text:list-item>
        <text:list-item>
          <text:p text:style-name="P175">#524: Lligar manteniment de tipus documentals NTI amb API de l'arxiu digital</text:p>
        </text:list-item>
        <text:list-item>
          <text:p text:style-name="P175">#545: Modificacions en el quadre gris de l'esquerra de l'expedient</text:p>
        </text:list-item>
        <text:list-item>
          <text:p text:style-name="P176">#557: Revisar columnes de la gestió de tipus d'expedients</text:p>
        </text:list-item>
        <text:list-item>
          <text:p text:style-name="P176">#559: Permetre a l'administrador assignar expedients</text:p>
        </text:list-item>
        <text:list-item>
          <text:p text:style-name="P176">#569: Camps buits en l'exportació d'expedients a un full de càlcul</text:p>
        </text:list-item>
        <text:list-item>
          <text:p text:style-name="P176">#570: Permetre triar els interessats de la notificació i altres millores respecte a les notificacions electròniques</text:p>
        </text:list-item>
        <text:list-item>
          <text:p text:style-name="P176">#571: Revisar paràmetre de cerca per estat</text:p>
        </text:list-item>
        <text:list-item>
          <text:p text:style-name="P176">#575: Error en ordenar per la columna Tipus la llista d'expedients</text:p>
        </text:list-item>
        <text:list-item>
          <text:p text:style-name="P176">#576: No es poden modificar interessats.</text:p>
        </text:list-item>
        <text:list-item>
          <text:p text:style-name="P176">#577: Refrescar la pàgina al crear el primer interessat perquè l'opció de "Notificar" no surt activa.</text:p>
        </text:list-item>
        <text:list-item>
          <text:p text:style-name="P176">#580: Problema amb Núm Expedient al notificar</text:p>
        </text:list-item>
        <text:list-item>
          <text:p text:style-name="P176">#581: Controlar error si no es troba l'usuari entitat a l'hora de fer una petició de firma</text:p>
        </text:list-item>
        <text:list-item>
          <text:p text:style-name="P176">#582: Error petició firma amb usuaris externs</text:p>
        </text:list-item>
        <text:list-item>
          <text:p text:style-name="P176">#583: Error a l'hora de tancar un expedient amb esborranys</text:p>
        </text:list-item>
        <text:list-item>
          <text:p text:style-name="P176">#585: Quan un usuari ara selecciona un o més expedients, el botó d'Exportar apareix sempre desactivat.</text:p>
        </text:list-item>
        <text:list-item>
          <text:p text:style-name="P176"><text:soft-page-break/>#586: Error al accedir a la monitorització d'integracions</text:p>
        </text:list-item>
        <text:list-item>
          <text:p text:style-name="P176">#587: Error al adjuntar un document amb firma detached</text:p>
        </text:list-item>
        <text:list-item>
          <text:p text:style-name="P176">#588: Millores referents als fluxos de firma</text:p>
        </text:list-item>
        <text:list-item>
          <text:p text:style-name="P176">#590: Problema amb plantilles de flux de firma</text:p>
        </text:list-item>
        <text:list-item>
          <text:p text:style-name="P176">#591: Error no controlat a la pantalla de detalls del localitzador de contingut</text:p>
        </text:list-item>
        <text:list-item>
          <text:p text:style-name="P176">#592: Error no controlat a la interficie web, dins un expedient</text:p>
        </text:list-item>
        <text:list-item>
          <text:p text:style-name="P176">#593: Error no controlat a la interficie web, dins un expedient</text:p>
        </text:list-item>
        <text:list-item>
          <text:p text:style-name="P176">#594: No es poden modificar les dades d'un interessaat</text:p>
        </text:list-item>
        <text:list-item>
          <text:p text:style-name="P176">#596: Mostar flux de firma al desplegable</text:p>
        </text:list-item>
        <text:list-item>
          <text:p text:style-name="P176">#597: Canviar ordre filtratges del llistat d'expedients</text:p>
        </text:list-item>
        <text:list-item>
          <text:p text:style-name="P176">#598: Quan es marca com a llegida la darrera alerta que es tanqui la finestra modal automàticament</text:p>
        </text:list-item>
        <text:list-item>
          <text:p text:style-name="P176">#599: Permetre per property moure documents firmats a carpetes</text:p>
        </text:list-item>
        <text:list-item>
          <text:p text:style-name="P106">#610: <text:change-end text:change-id="ct1744982808576"/><text:change-start text:change-id="ct1744982807856"/>Error d'enviament a portafirmes no controlat<text:change-end text:change-id="ct1744982807856"/><text:change-start text:change-id="ct1744982800896"/></text:p>
        </text:list-item>
        <text:list-item>
          <text:p text:style-name="P106"><text:span text:style-name="T49">#611: </text:span><text:change-end text:change-id="ct1744982800896"/><text:change-start text:change-id="ct1744982806896"/>No es tanca la finestra de firma amb firma pasarel·la</text:p>
          <text:p text:style-name="P176"><text:change-end text:change-id="ct1744982806896"/><text:change-start text:change-id="ct1744982797296"/></text:p>
        </text:list-item>
      </text:list>
      <text:list xml:id="list124338206378424" text:continue-list="list124338316548123" text:style-name="Outline">
        <text:list-item>
          <text:list>
            <text:list-header>
              <text:h text:style-name="P218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2348683137" text:style-name="L32">
        <text:list-item>
          <text:p text:style-name="P177"><text:span text:style-name="T29">389.oracle.sql</text:span></text:p>
        </text:list-item>
        <text:list-item>
          <text:p text:style-name="P159">3<text:span text:style-name="T48">89</text:span>.postgresql.sql</text:p>
        </text:list-item>
      </text:list>
      <text:list xml:id="list124338618838966" text:continue-list="list124338206378424" text:style-name="Outline">
        <text:list-header>
          <text:h text:style-name="P218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16546235" text:style-name="L33">
        <text:list-item>
          <text:p text:style-name="P174">No aplica<text:change-end text:change-id="ct1744982797296"/><text:change-start text:change-id="ct1744982797536"/></text:p>
        </text:list-item>
      </text:list>
      <text:p text:style-name="P98"><text:change-end text:change-id="ct1744982797536"/><text:change-start text:change-id="ct1744982804016"/></text:p>
      <text:list xml:id="list124339464941108" text:continue-list="list124338618838966" text:style-name="Outline">
        <text:list-item>
          <text:h text:style-name="P200" text:outline-level="1"><text:span text:style-name="T31">Versió</text:span><text:span text:style-name="T7"> 0.9.7</text:span><text:span text:style-name="T34">8</text:span><text:change-end text:change-id="ct1744982804016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1744982798016"/>Dat<text:span text:style-name="T20">a</text:span><text:change-end text:change-id="ct1744982798016"/></text:p>
          </table:table-cell>
          <table:table-cell table:style-name="Taula8.B1" office:value-type="string">
            <text:p text:style-name="P72"><text:change-start text:change-id="ct1744982795616"/><text:date style:data-style-name="N37" text:date-value="2020-11-27T08:30:36.825424921" text:fixed="true">27/11/20</text:date><text:change-end text:change-id="ct1744982795616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1744982801136"/>Resum<text:change-end text:change-id="ct1744982801136"/></text:p>
          </table:table-cell>
          <table:table-cell table:style-name="Taula8.B2" office:value-type="string">
            <text:p text:style-name="P89"/>
          </table:table-cell>
        </table:table-row>
      </table:table>
      <text:list xml:id="list124339684362043" text:continue-numbering="true" text:style-name="Outline">
        <text:list-header>
          <text:h text:style-name="P219" text:outline-level="2" text:is-list-header="true"><text:bookmark-start text:name="__RefHeading___Toc660_249985081111111111111111"/><text:change-start text:change-id="ct1744982795856"/>Modificacions incloses dins aquesta versió<text:bookmark-end text:name="__RefHeading___Toc660_249985081111111111111111"/></text:h>
        </text:list-header>
      </text:list>
      <text:list xml:id="list124338400872035" text:continue-list="list124339476905605" text:style-name="L1">
        <text:list-item>
          <text:p text:style-name="P107">#389 Incorporar mòdul per generar estadístiques i informes d'utilització de RIPEA</text:p>
        </text:list-item>
        <text:list-item>
          <text:p text:style-name="P107">#542 Canvi d'icona de document signat</text:p>
        </text:list-item>
        <text:list-item>
          <text:p text:style-name="P107">#578 Definir nou rol per Administrador d'òrgan gestor</text:p>
        </text:list-item>
        <text:list-item>
          <text:p text:style-name="P107">#579 Donar accés als administradors per cercar expedients</text:p>
        </text:list-item>
        <text:list-item>
          <text:p text:style-name="P107">#589 Error d'administrador d'òrgan al donar permisos</text:p>
        </text:list-item>
        <text:list-item>
          <text:p text:style-name="P107">#600 Problema descarregant fitxers firmats que no són PDF</text:p>
        </text:list-item>
        <text:list-item>
          <text:p text:style-name="P107">#602 Permetre descarregar la versió imprimible de documents no firmats</text:p>
        </text:list-item>
        <text:list-item>
          <text:p text:style-name="P107">#603 Desapareix la columna de num expedient quan selecciones "expedients agafats"</text:p>
        </text:list-item>
        <text:list-item>
          <text:p text:style-name="P107">#604 Afegir columna num expedient al llistat del localitzador de contingut</text:p>
        </text:list-item>
        <text:list-item>
          <text:p text:style-name="P107">#607 Ampliar la mida de la finestra de canvi d'estat dins les accions massives</text:p>
        </text:list-item>
        <text:list-item>
          <text:p text:style-name="P107">#608 No surten tots els estats al filtre del cercador d'expedients</text:p>
        </text:list-item>
        <text:list-item>
          <text:p text:style-name="P107">#609 La certificació de Notific@ no s'està guardant a l'expedient</text:p>
        </text:list-item>
        <text:list-item>
          <text:p text:style-name="P107">#613 Revisar integració amb viaFirma</text:p>
        </text:list-item>
        <text:list-item>
          <text:p text:style-name="P107">#614 Problema amb el nom del document i flux de firma</text:p>
        </text:list-item>
        <text:list-item>
          <text:p text:style-name="P107">#615 Error acceptant expedients pendents</text:p>
        </text:list-item>
        <text:list-item>
          <text:p text:style-name="P108">#616 Propagar la relació d'expedients a l'arxiu digital</text:p>
        </text:list-item>
        <text:list-item>
          <text:p text:style-name="P108">#6<text:span text:style-name="T52">24</text:span> <text:change-end text:change-id="ct1744982795856"/><text:change-start text:change-id="ct1744982808816"/>Error mostrant el contingut de l'expedient<text:change-end text:change-id="ct1744982808816"/><text:change-start text:change-id="ct1744982798976"/></text:p>
        </text:list-item>
        <text:list-item>
          <text:p text:style-name="P108">#6<text:span text:style-name="T52">25</text:span> <text:change-end text:change-id="ct1744982798976"/><text:change-start text:change-id="ct1744982801376"/>Error guardant la certificació de DEHú a l'expedient<text:change-end text:change-id="ct1744982801376"/><text:change-start text:change-id="ct1744982809776"/></text:p>
        </text:list-item>
      </text:list>
      <text:list xml:id="list124339914717128" text:continue-list="list124339684362043" text:style-name="Outline">
        <text:list-item>
          <text:list>
            <text:list-header>
              <text:h text:style-name="P219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885261523" text:style-name="L34">
        <text:list-item>
          <text:p text:style-name="P178"><text:span text:style-name="T51">613.oracle.sql Canvis integració viafirma.</text:span></text:p>
        </text:list-item>
        <text:list-item>
          <text:p text:style-name="P178"><text:span text:style-name="T51">613.postgresql.sql Canvis integració viafirma.</text:span></text:p>
        </text:list-item>
      </text:list>
      <text:list xml:id="list124339736620756" text:continue-list="list124339914717128" text:style-name="Outline">
        <text:list-header>
          <text:h text:style-name="P219" text:outline-level="2" text:is-list-header="true"><text:bookmark-start text:name="__RefHeading___Toc664_249985081111111111111111"/><text:soft-page-break/>Canvis <text:span text:style-name="T8">en</text:span> les propietats de l’aplicació<text:bookmark-end text:name="__RefHeading___Toc664_249985081111111111111111"/></text:h>
        </text:list-header>
      </text:list>
      <text:list xml:id="list3865809176" text:style-name="L35">
        <text:list-item>
          <text:p text:style-name="P179"><text:change-end text:change-id="ct1744982809776"/><text:change-start text:change-id="ct1744982807616"/><text:span text:style-name="T50">602.properties Paràmetre opcional per a configurar descàrrega de la versió im</text:span><text:change-end text:change-id="ct1744982807616"/><text:change-start text:change-id="ct1744982802336"/><text:span text:style-name="T50">primible de documents no firmats.</text:span><text:change-end text:change-id="ct1744982802336"/><text:change-start text:change-id="ct1744982803056"/></text:p>
        </text:list-item>
        <text:list-item>
          <text:p text:style-name="P180"><text:span text:style-name="T50">613.properties Paràmetres opcionals de configuració pel plugin de viafirma.</text:span></text:p>
        </text:list-item>
        <text:list-item>
          <text:p text:style-name="P180"><text:span text:style-name="T50">616.properties Paràmetre opcional per a configurar la propagació de la relació d</text:span><text:change-end text:change-id="ct1744982803056"/><text:change-start text:change-id="ct1744982798736"/><text:span text:style-name="T50">’expedients a l’arxiu</text:span><text:change-end text:change-id="ct1744982798736"/><text:change-start text:change-id="ct1744982807136"/><text:span text:style-name="T50">.</text:span><text:change-end text:change-id="ct1744982807136"/><text:change-start text:change-id="ct1744982804736"/></text:p>
        </text:list-item>
      </text:list>
      <text:p text:style-name="P99"/>
      <text:list xml:id="list124338973840962" text:continue-list="list124339736620756" text:style-name="Outline">
        <text:list-item>
          <text:h text:style-name="P201" text:outline-level="1"><text:span text:style-name="T31">Versió</text:span><text:span text:style-name="T7"> 0.9.7</text:span><text:span text:style-name="T35">9</text:span><text:change-end text:change-id="ct1744982804736"/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25"><text:change-start text:change-id="ct1744982795136"/>Dat<text:span text:style-name="T20">a</text:span><text:change-end text:change-id="ct1744982795136"/></text:p>
          </table:table-cell>
          <table:table-cell table:style-name="Taula9.B1" office:value-type="string">
            <text:p text:style-name="P73"><text:change-start text:change-id="ct1744982803296"/><text:date style:data-style-name="N37" text:date-value="2020-12-21T09:19:25.615701000" text:fixed="true">21/12/20</text:date><text:change-end text:change-id="ct1744982803296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1744982803536"/>Resum<text:change-end text:change-id="ct1744982803536"/></text:p>
          </table:table-cell>
          <table:table-cell table:style-name="Taula9.B2" office:value-type="string">
            <text:p text:style-name="P90"/>
          </table:table-cell>
        </table:table-row>
      </table:table>
      <text:list xml:id="list124338894376246" text:continue-numbering="true" text:style-name="Outline">
        <text:list-header>
          <text:h text:style-name="P220" text:outline-level="2" text:is-list-header="true"><text:bookmark-start text:name="__RefHeading___Toc660_2499850811111111111111111"/><text:change-start text:change-id="ct1744982808096"/>Modificacions incloses dins aquesta versió<text:bookmark-end text:name="__RefHeading___Toc660_2499850811111111111111111"/></text:h>
        </text:list-header>
      </text:list>
      <text:list xml:id="list124337972549935" text:continue-list="list124338400872035" text:style-name="L1">
        <text:list-item>
          <text:p text:style-name="P109">#389 Incorporar mòdul per generar estadístiques i informes d'utilització de RIPEA</text:p>
        </text:list-item>
        <text:list-item>
          <text:p text:style-name="P109">#560 Implementar API REST de consulta per explotar dades estadístiques per tercers</text:p>
        </text:list-item>
        <text:list-item>
          <text:p text:style-name="P109">#601 Canviar les peticions SOAP per peticions REST (API firma simple) cap a Portafib</text:p>
        </text:list-item>
        <text:list-item>
          <text:p text:style-name="P109">#605 Reassignació d'expedients per codi d'usuari</text:p>
        </text:list-item>
        <text:list-item>
          <text:p text:style-name="P109">#621 Acció massiva per reintentar l'arxivat de documents signats</text:p>
        </text:list-item>
        <text:list-item>
          <text:p text:style-name="P109">#622 Emmagatzemar temporalment els documents signats en Filesystem</text:p>
        </text:list-item>
        <text:list-item>
          <text:p text:style-name="P109">#626 Revisar la funcionalitat de gestió d'expedients per usuaris administradors</text:p>
        </text:list-item>
        <text:list-item>
          <text:p text:style-name="P109">#637 Tarda molt en carregar un domini al llistat de metadades</text:p>
        </text:list-item>
        <text:list-item>
          <text:p text:style-name="P109">#639 No s'actualiten les dades estadístiques dels documents</text:p>
        </text:list-item>
        <text:list-item>
          <text:p text:style-name="P109">#642 Problema accés dels administradors d'òrgan<text:change-end text:change-id="ct1744982808096"/><text:change-start text:change-id="ct1744958099184"/></text:p>
        </text:list-item>
        <text:list-item>
          <text:p text:style-name="P183">#661 Revisar esborrat de documents amb enviament a portafirmes actiu<text:change-end text:change-id="ct1744958099184"/><text:change-start text:change-id="ct1744958112864"/></text:p>
        </text:list-item>
      </text:list>
      <text:list xml:id="list124338494322621" text:continue-list="list124338894376246" text:style-name="Outline">
        <text:list-item>
          <text:list>
            <text:list-header>
              <text:h text:style-name="P220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4264594069" text:style-name="L36">
        <text:list-item>
          <text:p text:style-name="P181"><text:span text:style-name="T51">622.oracle.sql Emmagatzemar documents firmats en filesystem.</text:span></text:p>
        </text:list-item>
        <text:list-item>
          <text:p text:style-name="P181"><text:span text:style-name="T51">622.postgresql.sql Emmagatzemar documents firmats en filesystem.</text:span></text:p>
        </text:list-item>
      </text:list>
      <text:list xml:id="list124339943481187" text:continue-list="list124338494322621" text:style-name="Outline">
        <text:list-header>
          <text:h text:style-name="P220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3473676111" text:style-name="L37">
        <text:list-item>
          <text:p text:style-name="P182"><text:span text:style-name="T50">605.properties Reassignació d</text:span><text:change-end text:change-id="ct1744958112864"/><text:change-start text:change-id="ct1744982805216"/><text:span text:style-name="T50">’expedients per codi d’usuari</text:span><text:change-end text:change-id="ct1744982805216"/><text:change-start text:change-id="ct1744982804976"/><text:span text:style-name="T50">.</text:span><text:change-end text:change-id="ct174498280497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0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1-04T12:43:37.605000198">04/01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9H52M50S</meta:editing-duration>
    <meta:editing-cycles>113</meta:editing-cycles>
    <meta:generator>LibreOffice/6.2.4.2$Windows_X86_64 LibreOffice_project/2412653d852ce75f65fbfa83fb7e7b669a126d64</meta:generator>
    <dc:date>2021-01-04T12:43:37.358000000</dc:date>
    <meta:document-statistic meta:table-count="23" meta:image-count="0" meta:object-count="0" meta:page-count="36" meta:paragraph-count="689" meta:word-count="4580" meta:character-count="27996" meta:non-whitespace-character-count="24503"/>
  </office:meta>
</office:document-meta>
</file>